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2398in"/>
    </style:style>
    <style:style style:name="co3" style:family="table-column">
      <style:table-column-properties fo:break-before="auto" style:column-width="1.6563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9689in"/>
    </style:style>
    <style:style style:name="co8" style:family="table-column">
      <style:table-column-properties fo:break-before="auto" style:column-width="1.2709in"/>
    </style:style>
    <style:style style:name="co9" style:family="table-column">
      <style:table-column-properties fo:break-before="auto" style:column-width="1.3228in"/>
    </style:style>
    <style:style style:name="co10" style:family="table-column">
      <style:table-column-properties fo:break-before="auto" style:column-width="0.8752in"/>
    </style:style>
    <style:style style:name="co11" style:family="table-column">
      <style:table-column-properties fo:break-before="auto" style:column-width="1.0417in"/>
    </style:style>
    <style:style style:name="co12" style:family="table-column">
      <style:table-column-properties fo:break-before="auto" style:column-width="1.3957in"/>
    </style:style>
    <style:style style:name="co13" style:family="table-column">
      <style:table-column-properties fo:break-before="auto" style:column-width="1.948in"/>
    </style:style>
    <style:style style:name="co14" style:family="table-column">
      <style:table-column-properties fo:break-before="auto" style:column-width="1.461in"/>
    </style:style>
    <style:style style:name="co15" style:family="table-column">
      <style:table-column-properties fo:break-before="auto" style:column-width="2.4445in"/>
    </style:style>
    <style:style style:name="co16" style:family="table-column">
      <style:table-column-properties fo:break-before="auto" style:column-width="1.9327in"/>
    </style:style>
    <style:style style:name="co17" style:family="table-column">
      <style:table-column-properties fo:break-before="auto" style:column-width="1.1827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5" style:family="table-cell" style:parent-style-name="Default" style:data-style-name="N0"/>
    <style:style style:name="ce6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ensors_Wo_CO2" table:style-name="ta1">
        <table:table-column table:style-name="co1" table:number-columns-repeated="3" table:default-cell-style-name="ce5"/>
        <table:table-column table:style-name="co2" table:default-cell-style-name="ce5"/>
        <table:table-column table:style-name="co1" table:number-columns-repeated="4" table:default-cell-style-name="ce5"/>
        <table:table-column table:style-name="co3" table:default-cell-style-name="ce5"/>
        <table:table-column table:style-name="co4" table:number-columns-repeated="3" table:default-cell-style-name="ce5"/>
        <table:table-column table:style-name="co5" table:default-cell-style-name="ce5"/>
        <table:table-column table:style-name="co4" table:number-columns-repeated="1011" table:default-cell-style-name="ce5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DHT22</text:p>
          </table:table-cell>
          <table:table-cell office:value-type="string" calcext:value-type="string">
            <text:p>HC-SR501</text:p>
          </table:table-cell>
          <table:table-cell office:value-type="string" calcext:value-type="string">
            <text:p>DS18B20 3m</text:p>
          </table:table-cell>
          <table:table-cell office:value-type="string" calcext:value-type="string">
            <text:p>DS18B20 5m</text:p>
          </table:table-cell>
          <table:table-cell office:value-type="string" calcext:value-type="string">
            <text:p>TSL2591</text:p>
          </table:table-cell>
          <table:table-cell office:value-type="string" calcext:value-type="string">
            <text:p>Magnetic door sensor</text:p>
          </table:table-cell>
          <table:table-cell office:value-type="string" calcext:value-type="string">
            <text:p>SCD41</text:p>
          </table:table-cell>
          <table:table-cell office:value-type="string" calcext:value-type="string">
            <text:p>Total</text:p>
          </table:table-cell>
          <table:table-cell table:number-columns-repeated="10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hala</text:p>
          </table:table-cell>
          <table:table-cell office:value-type="float" office:value="6.34" calcext:value-type="float">
            <text:p>6.3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enní místnost</text:p>
          </table:table-cell>
          <table:table-cell office:value-type="float" office:value="43.14" calcext:value-type="float">
            <text:p>43.1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racovna 1</text:p>
          </table:table-cell>
          <table:table-cell office:value-type="float" office:value="8.17" calcext:value-type="float">
            <text:p>8.1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hodba</text:p>
          </table:table-cell>
          <table:table-cell office:value-type="float" office:value="5.65" calcext:value-type="float">
            <text:p>5.6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okoj 1</text:p>
          </table:table-cell>
          <table:table-cell office:value-type="float" office:value="12.16" calcext:value-type="float">
            <text:p>12.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okoj 2</text:p>
          </table:table-cell>
          <table:table-cell office:value-type="float" office:value="12.15" calcext:value-type="float">
            <text:p>12.1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Šatna</text:p>
          </table:table-cell>
          <table:table-cell office:value-type="float" office:value="2.12" calcext:value-type="float">
            <text:p>2.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ožnice</text:p>
          </table:table-cell>
          <table:table-cell office:value-type="float" office:value="10.04" calcext:value-type="float">
            <text:p>10.0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Koupelna II</text:p>
          </table:table-cell>
          <table:table-cell office:value-type="float" office:value="2.33" calcext:value-type="float">
            <text:p>2.3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Koupelna I</text:p>
          </table:table-cell>
          <table:table-cell office:value-type="float" office:value="6.23" calcext:value-type="float">
            <text:p>6.2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WC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ílna</text:p>
          </table:table-cell>
          <table:table-cell office:value-type="float" office:value="14.62" calcext:value-type="float">
            <text:p>14.6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klad</text:p>
          </table:table-cell>
          <table:table-cell office:value-type="float" office:value="5.83" calcext:value-type="float">
            <text:p>5.8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Galerie</text:p>
          </table:table-cell>
          <table:table-cell office:value-type="float" office:value="6.21" calcext:value-type="float">
            <text:p>6.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Pracovna 2</text:p>
          </table:table-cell>
          <table:table-cell office:value-type="float" office:value="27.66" calcext:value-type="float">
            <text:p>27.6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Šatna</text:p>
          </table:table-cell>
          <table:table-cell office:value-type="float" office:value="5.05" calcext:value-type="float">
            <text:p>5.0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koupelna</text:p>
          </table:table-cell>
          <table:table-cell office:value-type="float" office:value="6.44" calcext:value-type="float">
            <text:p>6.4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Technologie</text:p>
          </table:table-cell>
          <table:table-cell office:value-type="float" office:value="3.79" calcext:value-type="float">
            <text:p>3.7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Herna</text:p>
          </table:table-cell>
          <table:table-cell office:value-type="float" office:value="21.78" calcext:value-type="float">
            <text:p>21.7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Outdo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formula="of:=SUM([.D2:.D21])" office:value-type="float" office:value="17" calcext:value-type="float">
            <text:p>17</text:p>
          </table:table-cell>
          <table:table-cell table:formula="of:=SUM([.E2:.E21])" office:value-type="float" office:value="23" calcext:value-type="float">
            <text:p>23</text:p>
          </table:table-cell>
          <table:table-cell table:formula="of:=SUM([.F2:.F21])" office:value-type="float" office:value="11" calcext:value-type="float">
            <text:p>11</text:p>
          </table:table-cell>
          <table:table-cell table:formula="of:=SUM([.G2:.G21])" office:value-type="float" office:value="1" calcext:value-type="float">
            <text:p>1</text:p>
          </table:table-cell>
          <table:table-cell table:formula="of:=SUM([.H2:.H21])" office:value-type="float" office:value="11" calcext:value-type="float">
            <text:p>11</text:p>
          </table:table-cell>
          <table:table-cell table:formula="of:=SUM([.I2:.I21])" office:value-type="float" office:value="19" calcext:value-type="float">
            <text:p>19</text:p>
          </table:table-cell>
          <table:table-cell table:formula="of:=SUM([.J2:.J2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ice/pc</text:p>
          </table:table-cell>
          <table:table-cell table:formula="of:=[Sensors_list.F2]" office:value-type="float" office:value="135.891" calcext:value-type="float">
            <text:p>135.891</text:p>
          </table:table-cell>
          <table:table-cell table:formula="of:=[Sensors_list.F3]" office:value-type="float" office:value="61.9059" calcext:value-type="float">
            <text:p>61.9059</text:p>
          </table:table-cell>
          <table:table-cell table:formula="of:=[Sensors_list.F4]" office:value-type="float" office:value="77.0049" calcext:value-type="float">
            <text:p>77.0049</text:p>
          </table:table-cell>
          <table:table-cell table:formula="of:=[Sensors_list.F5]" office:value-type="float" office:value="60.14435" calcext:value-type="float">
            <text:p>60.14435</text:p>
          </table:table-cell>
          <table:table-cell office:value-type="float" office:value="270" calcext:value-type="float">
            <text:p>270</text:p>
          </table:table-cell>
          <table:table-cell table:formula="of:=[Sensors_list.F8]" office:value-type="float" office:value="20.42847" calcext:value-type="float">
            <text:p>20.42847</text:p>
          </table:table-cell>
          <table:table-cell table:formula="of:=[Sensors_list.F7]" office:value-type="float" office:value="478.88995" calcext:value-type="float">
            <text:p>478.8899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ZK total</text:p>
          </table:table-cell>
          <table:table-cell table:formula="of:=[.D24]*[.D22]" office:value-type="float" office:value="2310.147" calcext:value-type="float">
            <text:p>2310.147</text:p>
          </table:table-cell>
          <table:table-cell table:formula="of:=[.E24]*[.E22]" office:value-type="float" office:value="1423.8357" calcext:value-type="float">
            <text:p>1423.8357</text:p>
          </table:table-cell>
          <table:table-cell table:formula="of:=[.F24]*[.F22]" office:value-type="float" office:value="847.0539" calcext:value-type="float">
            <text:p>847.0539</text:p>
          </table:table-cell>
          <table:table-cell table:formula="of:=[.G24]*[.G22]" office:value-type="float" office:value="60.14435" calcext:value-type="float">
            <text:p>60.14435</text:p>
          </table:table-cell>
          <table:table-cell table:formula="of:=[.H24]*[.H22]" office:value-type="float" office:value="2970" calcext:value-type="float">
            <text:p>2970</text:p>
          </table:table-cell>
          <table:table-cell table:formula="of:=[.I24]*[.I22]" office:value-type="float" office:value="388.14093" calcext:value-type="float">
            <text:p>388.14093</text:p>
          </table:table-cell>
          <table:table-cell table:formula="of:=[.J24]*[.J22]" office:value-type="float" office:value="0" calcext:value-type="float">
            <text:p>0</text:p>
          </table:table-cell>
          <table:table-cell table:formula="of:=SUM([.D25:.J25])" office:value-type="float" office:value="7999.32188" calcext:value-type="float">
            <text:p>7999.32188</text:p>
          </table:table-cell>
          <table:table-cell table:number-columns-repeated="101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sors_Incl_CO2" table:style-name="ta2">
        <table:table-column table:style-name="co4" table:default-cell-style-name="ce5"/>
        <table:table-column table:style-name="co7" table:default-cell-style-name="ce5"/>
        <table:table-column table:style-name="co4" table:default-cell-style-name="ce5"/>
        <table:table-column table:style-name="co8" table:default-cell-style-name="ce5"/>
        <table:table-column table:style-name="co9" table:number-columns-repeated="2" table:default-cell-style-name="ce5"/>
        <table:table-column table:style-name="co4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5" table:default-cell-style-name="ce5"/>
        <table:table-column table:style-name="co12" table:default-cell-style-name="ce5"/>
        <table:table-column table:style-name="co4" table:number-columns-repeated="1012" table:default-cell-style-name="ce5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Distance of room</text:p>
          </table:table-cell>
          <table:table-cell office:value-type="string" calcext:value-type="string">
            <text:p>Reserve distance </text:p>
          </table:table-cell>
          <table:table-cell office:value-type="string" calcext:value-type="string">
            <text:p>Total cable distance</text:p>
          </table:table-cell>
          <table:table-cell office:value-type="string" calcext:value-type="string">
            <text:p>DHT22</text:p>
          </table:table-cell>
          <table:table-cell office:value-type="string" calcext:value-type="string">
            <text:p>HC-SR501</text:p>
          </table:table-cell>
          <table:table-cell office:value-type="string" calcext:value-type="string">
            <text:p>DS18B20 3m</text:p>
          </table:table-cell>
          <table:table-cell office:value-type="string" calcext:value-type="string">
            <text:p>DS18B20 5m</text:p>
          </table:table-cell>
          <table:table-cell office:value-type="string" calcext:value-type="string">
            <text:p>TSL2591</text:p>
          </table:table-cell>
          <table:table-cell office:value-type="string" calcext:value-type="string">
            <text:p>Magnetic door sensor</text:p>
          </table:table-cell>
          <table:table-cell office:value-type="string" calcext:value-type="string">
            <text:p>SCD41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cable lenght</text:p>
          </table:table-cell>
          <table:table-cell table:number-columns-repeated="100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hala</text:p>
          </table:table-cell>
          <table:table-cell office:value-type="float" office:value="6.34" calcext:value-type="float">
            <text:p>6.34</text:p>
          </table:table-cell>
          <table:table-cell office:value-type="float" office:value="10" calcext:value-type="float">
            <text:p>10</text:p>
          </table:table-cell>
          <table:table-cell table:formula="of:=5+3" office:value-type="float" office:value="8" calcext:value-type="float">
            <text:p>8</text:p>
          </table:table-cell>
          <table:table-cell table:formula="of:=[.D2]+[.E2]"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SUM([.G2:.M2])" office:value-type="float" office:value="4" calcext:value-type="float">
            <text:p>4</text:p>
          </table:table-cell>
          <table:table-cell table:formula="of:=[.N2]*[.F2]" office:value-type="float" office:value="72" calcext:value-type="float">
            <text:p>72</text:p>
          </table:table-cell>
          <table:table-cell table:number-columns-repeated="100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enní místnost</text:p>
          </table:table-cell>
          <table:table-cell office:value-type="float" office:value="43.14" calcext:value-type="float">
            <text:p>43.14</text:p>
          </table:table-cell>
          <table:table-cell office:value-type="float" office:value="11" calcext:value-type="float">
            <text:p>11</text:p>
          </table:table-cell>
          <table:table-cell table:formula="of:=7+3" office:value-type="float" office:value="10" calcext:value-type="float">
            <text:p>10</text:p>
          </table:table-cell>
          <table:table-cell table:formula="of:=[.D3]+[.E3]" office:value-type="float" office:value="21" calcext:value-type="float">
            <text:p>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G3:.M3])" office:value-type="float" office:value="11" calcext:value-type="float">
            <text:p>11</text:p>
          </table:table-cell>
          <table:table-cell table:formula="of:=[.N3]*[.F3]" office:value-type="float" office:value="231" calcext:value-type="float">
            <text:p>231</text:p>
          </table:table-cell>
          <table:table-cell table:number-columns-repeated="100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racovna 1</text:p>
          </table:table-cell>
          <table:table-cell office:value-type="float" office:value="8.17" calcext:value-type="float">
            <text:p>8.17</text:p>
          </table:table-cell>
          <table:table-cell office:value-type="float" office:value="10" calcext:value-type="float">
            <text:p>10</text:p>
          </table:table-cell>
          <table:table-cell table:formula="of:=4+3" office:value-type="float" office:value="7" calcext:value-type="float">
            <text:p>7</text:p>
          </table:table-cell>
          <table:table-cell table:formula="of:=[.D4]+[.E4]" office:value-type="float" office:value="17" calcext:value-type="float">
            <text:p>1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G4:.M4])" office:value-type="float" office:value="6" calcext:value-type="float">
            <text:p>6</text:p>
          </table:table-cell>
          <table:table-cell table:formula="of:=[.N4]*[.F4]" office:value-type="float" office:value="102" calcext:value-type="float">
            <text:p>102</text:p>
          </table:table-cell>
          <table:table-cell table:number-columns-repeated="100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hodba</text:p>
          </table:table-cell>
          <table:table-cell office:value-type="float" office:value="5.65" calcext:value-type="float">
            <text:p>5.65</text:p>
          </table:table-cell>
          <table:table-cell office:value-type="float" office:value="4" calcext:value-type="float">
            <text:p>4</text:p>
          </table:table-cell>
          <table:table-cell table:formula="of:=4+3" office:value-type="float" office:value="7" calcext:value-type="float">
            <text:p>7</text:p>
          </table:table-cell>
          <table:table-cell table:formula="of:=[.D5]+[.E5]"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SUM([.G5:.M5])" office:value-type="float" office:value="2" calcext:value-type="float">
            <text:p>2</text:p>
          </table:table-cell>
          <table:table-cell table:formula="of:=[.N5]*[.F5]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okoj 1</text:p>
          </table:table-cell>
          <table:table-cell office:value-type="float" office:value="12.16" calcext:value-type="float">
            <text:p>12.16</text:p>
          </table:table-cell>
          <table:table-cell office:value-type="float" office:value="8" calcext:value-type="float">
            <text:p>8</text:p>
          </table:table-cell>
          <table:table-cell table:formula="of:=4+3" office:value-type="float" office:value="7" calcext:value-type="float">
            <text:p>7</text:p>
          </table:table-cell>
          <table:table-cell table:formula="of:=[.D6]+[.E6]" office:value-type="float" office:value="15" calcext:value-type="float">
            <text:p>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G6:.M6])" office:value-type="float" office:value="6" calcext:value-type="float">
            <text:p>6</text:p>
          </table:table-cell>
          <table:table-cell table:formula="of:=[.N6]*[.F6]" office:value-type="float" office:value="90" calcext:value-type="float">
            <text:p>90</text:p>
          </table:table-cell>
          <table:table-cell table:number-columns-repeated="100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okoj 2</text:p>
          </table:table-cell>
          <table:table-cell office:value-type="float" office:value="12.15" calcext:value-type="float">
            <text:p>12.15</text:p>
          </table:table-cell>
          <table:table-cell office:value-type="float" office:value="10" calcext:value-type="float">
            <text:p>10</text:p>
          </table:table-cell>
          <table:table-cell table:formula="of:=4+3" office:value-type="float" office:value="7" calcext:value-type="float">
            <text:p>7</text:p>
          </table:table-cell>
          <table:table-cell table:formula="of:=[.D7]+[.E7]" office:value-type="float" office:value="17" calcext:value-type="float">
            <text:p>1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G7:.M7])" office:value-type="float" office:value="6" calcext:value-type="float">
            <text:p>6</text:p>
          </table:table-cell>
          <table:table-cell table:formula="of:=[.N7]*[.F7]" office:value-type="float" office:value="102" calcext:value-type="float">
            <text:p>102</text:p>
          </table:table-cell>
          <table:table-cell table:number-columns-repeated="100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Šatna</text:p>
          </table:table-cell>
          <table:table-cell office:value-type="float" office:value="2.12" calcext:value-type="float">
            <text:p>2.12</text:p>
          </table:table-cell>
          <table:table-cell office:value-type="float" office:value="8" calcext:value-type="float">
            <text:p>8</text:p>
          </table:table-cell>
          <table:table-cell table:formula="of:=2+3" office:value-type="float" office:value="5" calcext:value-type="float">
            <text:p>5</text:p>
          </table:table-cell>
          <table:table-cell table:formula="of:=[.D8]+[.E8]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SUM([.G8:.M8])" office:value-type="float" office:value="2" calcext:value-type="float">
            <text:p>2</text:p>
          </table:table-cell>
          <table:table-cell table:formula="of:=[.N8]*[.F8]" office:value-type="float" office:value="26" calcext:value-type="float">
            <text:p>26</text:p>
          </table:table-cell>
          <table:table-cell table:number-columns-repeated="100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ožnice</text:p>
          </table:table-cell>
          <table:table-cell office:value-type="float" office:value="10.04" calcext:value-type="float">
            <text:p>10.04</text:p>
          </table:table-cell>
          <table:table-cell office:value-type="float" office:value="5" calcext:value-type="float">
            <text:p>5</text:p>
          </table:table-cell>
          <table:table-cell table:formula="of:=4+3" office:value-type="float" office:value="7" calcext:value-type="float">
            <text:p>7</text:p>
          </table:table-cell>
          <table:table-cell table:formula="of:=[.D9]+[.E9]" office:value-type="float" office:value="12" calcext:value-type="float">
            <text:p>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G9:.M9])" office:value-type="float" office:value="6" calcext:value-type="float">
            <text:p>6</text:p>
          </table:table-cell>
          <table:table-cell table:formula="of:=[.N9]*[.F9]" office:value-type="float" office:value="72" calcext:value-type="float">
            <text:p>72</text:p>
          </table:table-cell>
          <table:table-cell table:number-columns-repeated="100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Koupelna II</text:p>
          </table:table-cell>
          <table:table-cell office:value-type="float" office:value="2.33" calcext:value-type="float">
            <text:p>2.33</text:p>
          </table:table-cell>
          <table:table-cell office:value-type="float" office:value="3" calcext:value-type="float">
            <text:p>3</text:p>
          </table:table-cell>
          <table:table-cell table:formula="of:=2+3" office:value-type="float" office:value="5" calcext:value-type="float">
            <text:p>5</text:p>
          </table:table-cell>
          <table:table-cell table:formula="of:=[.D10]+[.E10]"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table:formula="of:=SUM([.G10:.M10])" office:value-type="float" office:value="3" calcext:value-type="float">
            <text:p>3</text:p>
          </table:table-cell>
          <table:table-cell table:formula="of:=[.N10]*[.F10]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Koupelna I</text:p>
          </table:table-cell>
          <table:table-cell office:value-type="float" office:value="6.23" calcext:value-type="float">
            <text:p>6.23</text:p>
          </table:table-cell>
          <table:table-cell office:value-type="float" office:value="2" calcext:value-type="float">
            <text:p>2</text:p>
          </table:table-cell>
          <table:table-cell table:formula="of:=2+3" office:value-type="float" office:value="5" calcext:value-type="float">
            <text:p>5</text:p>
          </table:table-cell>
          <table:table-cell table:formula="of:=[.D11]+[.E11]"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SUM([.G11:.M11])" office:value-type="float" office:value="4" calcext:value-type="float">
            <text:p>4</text:p>
          </table:table-cell>
          <table:table-cell table:formula="of:=[.N11]*[.F11]" office:value-type="float" office:value="28" calcext:value-type="float">
            <text:p>28</text:p>
          </table:table-cell>
          <table:table-cell table:number-columns-repeated="100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WC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table:formula="of:=2+3" office:value-type="float" office:value="5" calcext:value-type="float">
            <text:p>5</text:p>
          </table:table-cell>
          <table:table-cell table:formula="of:=[.D12]+[.E12]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SUM([.G12:.M12])" office:value-type="float" office:value="2" calcext:value-type="float">
            <text:p>2</text:p>
          </table:table-cell>
          <table:table-cell table:formula="of:=[.N12]*[.F12]" office:value-type="float" office:value="18" calcext:value-type="float">
            <text:p>18</text:p>
          </table:table-cell>
          <table:table-cell table:number-columns-repeated="1009"/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Dílna</text:p>
          </table:table-cell>
          <table:table-cell office:value-type="float" office:value="14.62" calcext:value-type="float">
            <text:p>14.62</text:p>
          </table:table-cell>
          <table:table-cell office:value-type="float" office:value="5" calcext:value-type="float">
            <text:p>5</text:p>
          </table:table-cell>
          <table:table-cell table:formula="of:=2+3" office:value-type="float" office:value="5" calcext:value-type="float">
            <text:p>5</text:p>
          </table:table-cell>
          <table:table-cell table:formula="of:=[.D13]+[.E13]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formula="of:=SUM([.G13:.M13])" office:value-type="float" office:value="4" calcext:value-type="float">
            <text:p>4</text:p>
          </table:table-cell>
          <table:table-cell table:formula="of:=[.N13]*[.F13]" office:value-type="float" office:value="40" calcext:value-type="float">
            <text:p>40</text:p>
          </table:table-cell>
          <table:table-cell table:number-columns-repeated="1009"/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Sklad</text:p>
          </table:table-cell>
          <table:table-cell office:value-type="float" office:value="5.83" calcext:value-type="float">
            <text:p>5.83</text:p>
          </table:table-cell>
          <table:table-cell office:value-type="float" office:value="8" calcext:value-type="float">
            <text:p>8</text:p>
          </table:table-cell>
          <table:table-cell table:formula="of:=2+3" office:value-type="float" office:value="5" calcext:value-type="float">
            <text:p>5</text:p>
          </table:table-cell>
          <table:table-cell table:formula="of:=[.D14]+[.E14]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14:.M14])" office:value-type="float" office:value="3" calcext:value-type="float">
            <text:p>3</text:p>
          </table:table-cell>
          <table:table-cell table:formula="of:=[.N14]*[.F14]" office:value-type="float" office:value="39" calcext:value-type="float">
            <text:p>39</text:p>
          </table:table-cell>
          <table:table-cell table:number-columns-repeated="100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Galerie</text:p>
          </table:table-cell>
          <table:table-cell office:value-type="float" office:value="6.21" calcext:value-type="float">
            <text:p>6.21</text:p>
          </table:table-cell>
          <table:table-cell office:value-type="float" office:value="5" calcext:value-type="float">
            <text:p>5</text:p>
          </table:table-cell>
          <table:table-cell table:formula="of:=3+2" office:value-type="float" office:value="5" calcext:value-type="float">
            <text:p>5</text:p>
          </table:table-cell>
          <table:table-cell table:formula="of:=[.D15]+[.E15]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SUM([.G15:.M15])" office:value-type="float" office:value="2" calcext:value-type="float">
            <text:p>2</text:p>
          </table:table-cell>
          <table:table-cell table:formula="of:=[.N15]*[.F15]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Pracovna 2</text:p>
          </table:table-cell>
          <table:table-cell office:value-type="float" office:value="27.66" calcext:value-type="float">
            <text:p>27.66</text:p>
          </table:table-cell>
          <table:table-cell office:value-type="float" office:value="10" calcext:value-type="float">
            <text:p>10</text:p>
          </table:table-cell>
          <table:table-cell table:formula="of:=7+3" office:value-type="float" office:value="10" calcext:value-type="float">
            <text:p>10</text:p>
          </table:table-cell>
          <table:table-cell table:formula="of:=[.D16]+[.E16]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G16:.M16])" office:value-type="float" office:value="6" calcext:value-type="float">
            <text:p>6</text:p>
          </table:table-cell>
          <table:table-cell table:formula="of:=[.N16]*[.F16]" office:value-type="float" office:value="120" calcext:value-type="float">
            <text:p>120</text:p>
          </table:table-cell>
          <table:table-cell table:number-columns-repeated="100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Šatna</text:p>
          </table:table-cell>
          <table:table-cell office:value-type="float" office:value="5.05" calcext:value-type="float">
            <text:p>5.05</text:p>
          </table:table-cell>
          <table:table-cell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D17]+[.E17]"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SUM([.G17:.M17])" office:value-type="float" office:value="2" calcext:value-type="float">
            <text:p>2</text:p>
          </table:table-cell>
          <table:table-cell table:formula="of:=[.N17]*[.F17]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koupelna</text:p>
          </table:table-cell>
          <table:table-cell office:value-type="float" office:value="6.44" calcext:value-type="float">
            <text:p>6.4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D18]+[.E18]"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table:formula="of:=SUM([.G18:.M18])" office:value-type="float" office:value="3" calcext:value-type="float">
            <text:p>3</text:p>
          </table:table-cell>
          <table:table-cell table:formula="of:=[.N18]*[.F18]" office:value-type="float" office:value="30" calcext:value-type="float">
            <text:p>30</text:p>
          </table:table-cell>
          <table:table-cell table:number-columns-repeated="100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Technologie</text:p>
          </table:table-cell>
          <table:table-cell office:value-type="float" office:value="3.79" calcext:value-type="float">
            <text:p>3.79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19]+[.E19]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SUM([.G19:.M19])" office:value-type="float" office:value="2" calcext:value-type="float">
            <text:p>2</text:p>
          </table:table-cell>
          <table:table-cell table:formula="of:=[.N19]*[.F19]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Herna</text:p>
          </table:table-cell>
          <table:table-cell office:value-type="float" office:value="21.78" calcext:value-type="float">
            <text:p>21.7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D20]+[.E20]"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G20:.M20])" office:value-type="float" office:value="6" calcext:value-type="float">
            <text:p>6</text:p>
          </table:table-cell>
          <table:table-cell table:formula="of:=[.N20]*[.F20]" office:value-type="float" office:value="96" calcext:value-type="float">
            <text:p>9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Outdoo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21]+[.E21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formula="of:=SUM([.G21:.M21])" office:value-type="float" office:value="7" calcext:value-type="float">
            <text:p>7</text:p>
          </table:table-cell>
          <table:table-cell table:formula="of:=[.N21]*[.F21]" office:value-type="float" office:value="105" calcext:value-type="float">
            <text:p>10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number-columns-repeated="4"/>
          <table:table-cell table:formula="of:=SUM([.G2:.G21])" office:value-type="float" office:value="13" calcext:value-type="float">
            <text:p>13</text:p>
          </table:table-cell>
          <table:table-cell table:formula="of:=SUM([.H2:.H21])" office:value-type="float" office:value="22" calcext:value-type="float">
            <text:p>22</text:p>
          </table:table-cell>
          <table:table-cell table:formula="of:=SUM([.I2:.I21])" office:value-type="float" office:value="8" calcext:value-type="float">
            <text:p>8</text:p>
          </table:table-cell>
          <table:table-cell table:formula="of:=SUM([.J2:.J21])" office:value-type="float" office:value="4" calcext:value-type="float">
            <text:p>4</text:p>
          </table:table-cell>
          <table:table-cell table:formula="of:=SUM([.K2:.K21])" office:value-type="float" office:value="12" calcext:value-type="float">
            <text:p>12</text:p>
          </table:table-cell>
          <table:table-cell table:formula="of:=SUM([.L2:.L21])" office:value-type="float" office:value="19" calcext:value-type="float">
            <text:p>19</text:p>
          </table:table-cell>
          <table:table-cell table:formula="of:=SUM([.M2:.M21])" office:value-type="float" office:value="9" calcext:value-type="float">
            <text:p>9</text:p>
          </table:table-cell>
          <table:table-cell table:formula="of:=SUM([.G22:.M22])" office:value-type="float" office:value="87" calcext:value-type="float">
            <text:p>87</text:p>
          </table:table-cell>
          <table:table-cell table:formula="of:=SUM([.O2:.O21])" office:value-type="float" office:value="1269" calcext:value-type="float">
            <text:p>126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formula="of:=[Sensors_list.F2]" office:value-type="float" office:value="135.891" calcext:value-type="float">
            <text:p>135.891</text:p>
          </table:table-cell>
          <table:table-cell table:formula="of:=[Sensors_list.F3]" office:value-type="float" office:value="61.9059" calcext:value-type="float">
            <text:p>61.9059</text:p>
          </table:table-cell>
          <table:table-cell table:formula="of:=[Sensors_list.F4]" office:value-type="float" office:value="77.0049" calcext:value-type="float">
            <text:p>77.0049</text:p>
          </table:table-cell>
          <table:table-cell table:formula="of:=[Sensors_list.F5]" office:value-type="float" office:value="60.14435" calcext:value-type="float">
            <text:p>60.14435</text:p>
          </table:table-cell>
          <table:table-cell office:value-type="float" office:value="270" calcext:value-type="float">
            <text:p>270</text:p>
          </table:table-cell>
          <table:table-cell table:formula="of:=[Sensors_list.F8]" office:value-type="float" office:value="20.42847" calcext:value-type="float">
            <text:p>20.42847</text:p>
          </table:table-cell>
          <table:table-cell table:formula="of:=[Sensors_list.F7]" office:value-type="float" office:value="478.88995" calcext:value-type="float">
            <text:p>478.88995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formula="of:=[.G24]*[.G22]" office:value-type="float" office:value="1766.583" calcext:value-type="float">
            <text:p>1766.583</text:p>
          </table:table-cell>
          <table:table-cell table:formula="of:=[.H24]*[.H22]" office:value-type="float" office:value="1361.9298" calcext:value-type="float">
            <text:p>1361.9298</text:p>
          </table:table-cell>
          <table:table-cell table:formula="of:=[.I24]*[.I22]" office:value-type="float" office:value="616.0392" calcext:value-type="float">
            <text:p>616.0392</text:p>
          </table:table-cell>
          <table:table-cell table:formula="of:=[.J24]*[.J22]" office:value-type="float" office:value="240.5774" calcext:value-type="float">
            <text:p>240.5774</text:p>
          </table:table-cell>
          <table:table-cell table:formula="of:=[.K24]*[.K22]" office:value-type="float" office:value="3240" calcext:value-type="float">
            <text:p>3240</text:p>
          </table:table-cell>
          <table:table-cell table:formula="of:=[.L24]*[.L22]" office:value-type="float" office:value="388.14093" calcext:value-type="float">
            <text:p>388.14093</text:p>
          </table:table-cell>
          <table:table-cell table:formula="of:=[.M24]*[.M22]" office:value-type="float" office:value="4310.00955" calcext:value-type="float">
            <text:p>4310.00955</text:p>
          </table:table-cell>
          <table:table-cell table:formula="of:=SUM([.G25:.M25])" office:value-type="float" office:value="11923.27988" calcext:value-type="float">
            <text:p>11923.27988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počet datových pinů</text:p>
          </table:table-cell>
          <table:table-cell table:formula="of:=[.G22]" office:value-type="float" office:value="13" calcext:value-type="float">
            <text:p>13</text:p>
          </table:table-cell>
          <table:table-cell table:formula="of:=[.H22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K22]/3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formula="of:=[.M22]" office:value-type="float" office:value="9" calcext:value-type="float">
            <text:p>9</text:p>
          </table:table-cell>
          <table:table-cell table:number-columns-repeated="101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sors_list" table:style-name="ta2">
        <table:table-column table:style-name="co5" table:default-cell-style-name="ce5"/>
        <table:table-column table:style-name="co13" table:number-columns-repeated="2" table:default-cell-style-name="ce5"/>
        <table:table-column table:style-name="co5" table:default-cell-style-name="ce5"/>
        <table:table-column table:style-name="co4" table:number-columns-repeated="1020" table:default-cell-style-name="ce5"/>
        <table:table-row table:style-name="ro1">
          <table:table-cell office:value-type="string" calcext:value-type="string">
            <text:p>Senzor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Marking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Price Orig</text:p>
          </table:table-cell>
          <table:table-cell office:value-type="string" calcext:value-type="string">
            <text:p>Price CZK</text:p>
          </table:table-cell>
          <table:table-cell table:number-columns-repeated="2"/>
          <table:table-cell office:value-type="string" calcext:value-type="string">
            <text:p>Ex r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HT22</text:p>
          </table:table-cell>
          <table:table-cell office:value-type="string" calcext:value-type="string">
            <text:p>Tepmperature + humidity</text:p>
          </table:table-cell>
          <table:table-cell office:value-type="string" calcext:value-type="string">
            <text:p>STXXXX, SHXXXX</text:p>
          </table:table-cell>
          <table:table-cell office:value-type="string" calcext:value-type="string">
            <text:p>EUR</text:p>
          </table:table-cell>
          <table:table-cell office:value-type="float" office:value="5.4" calcext:value-type="float">
            <text:p>5.4</text:p>
          </table:table-cell>
          <table:table-cell table:formula="of:=[.E2]*[.$I$3]" office:value-type="float" office:value="135.891" calcext:value-type="float">
            <text:p>135.891</text:p>
          </table:table-cell>
          <table:table-cell/>
          <table:table-cell office:value-type="string" calcext:value-type="string">
            <text:p>PLN</text:p>
          </table:table-cell>
          <table:table-cell office:value-type="float" office:value="5.82" calcext:value-type="float">
            <text:p>5.8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-SR501</text:p>
          </table:table-cell>
          <table:table-cell office:value-type="string" calcext:value-type="string">
            <text:p>PIR</text:p>
          </table:table-cell>
          <table:table-cell office:value-type="string" calcext:value-type="string">
            <text:p>SPXXXX</text:p>
          </table:table-cell>
          <table:table-cell office:value-type="string" calcext:value-type="string">
            <text:p>EUR</text:p>
          </table:table-cell>
          <table:table-cell office:value-type="float" office:value="2.46" calcext:value-type="float">
            <text:p>2.46</text:p>
          </table:table-cell>
          <table:table-cell table:formula="of:=[.E3]*[.$I$3]" office:value-type="float" office:value="61.9059" calcext:value-type="float">
            <text:p>61.9059</text:p>
          </table:table-cell>
          <table:table-cell/>
          <table:table-cell office:value-type="string" calcext:value-type="string">
            <text:p>EUR</text:p>
          </table:table-cell>
          <table:table-cell office:value-type="float" office:value="25.165" calcext:value-type="float">
            <text:p>25.1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S18B20 3m</text:p>
          </table:table-cell>
          <table:table-cell office:value-type="string" calcext:value-type="string">
            <text:p>Floor temperature</text:p>
          </table:table-cell>
          <table:table-cell office:value-type="string" calcext:value-type="string">
            <text:p>SFXXXX</text:p>
          </table:table-cell>
          <table:table-cell office:value-type="string" calcext:value-type="string">
            <text:p>EUR</text:p>
          </table:table-cell>
          <table:table-cell office:value-type="float" office:value="3.06" calcext:value-type="float">
            <text:p>3.06</text:p>
          </table:table-cell>
          <table:table-cell table:formula="of:=[.E4]*[.$I$3]" office:value-type="float" office:value="77.0049" calcext:value-type="float">
            <text:p>77.0049</text:p>
          </table:table-cell>
          <table:table-cell/>
          <table:table-cell office:value-type="string" calcext:value-type="string">
            <text:p>USD</text:p>
          </table:table-cell>
          <table:table-cell office:value-type="float" office:value="23.481" calcext:value-type="float">
            <text:p>23.48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S18B20 5m</text:p>
          </table:table-cell>
          <table:table-cell office:value-type="string" calcext:value-type="string">
            <text:p>Floor temperature</text:p>
          </table:table-cell>
          <table:table-cell office:value-type="string" calcext:value-type="string">
            <text:p>SFXXXX</text:p>
          </table:table-cell>
          <table:table-cell office:value-type="string" calcext:value-type="string">
            <text:p>EUR</text:p>
          </table:table-cell>
          <table:table-cell office:value-type="float" office:value="2.39" calcext:value-type="float">
            <text:p>2.39</text:p>
          </table:table-cell>
          <table:table-cell table:formula="of:=[.E5]*[.$I$3]" office:value-type="float" office:value="60.14435" calcext:value-type="float">
            <text:p>60.144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SL2591</text:p>
          </table:table-cell>
          <table:table-cell office:value-type="string" calcext:value-type="string">
            <text:p>Light intensity</text:p>
          </table:table-cell>
          <table:table-cell office:value-type="string" calcext:value-type="string">
            <text:p>SLXXXX</text:p>
          </table:table-cell>
          <table:table-cell office:value-type="string" calcext:value-type="string">
            <text:p>EUR</text:p>
          </table:table-cell>
          <table:table-cell office:value-type="float" office:value="9.06" calcext:value-type="float">
            <text:p>9.06</text:p>
          </table:table-cell>
          <table:table-cell table:formula="of:=[.E6]*[.$I$3]" office:value-type="float" office:value="227.9949" calcext:value-type="float">
            <text:p>227.99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D41</text:p>
          </table:table-cell>
          <table:table-cell office:value-type="string" calcext:value-type="string">
            <text:p>CO2 + temperature + humidity</text:p>
          </table:table-cell>
          <table:table-cell office:value-type="string" calcext:value-type="string">
            <text:p>STXXXX, SHXXXX, SAXXXX</text:p>
          </table:table-cell>
          <table:table-cell office:value-type="string" calcext:value-type="string">
            <text:p>EUR</text:p>
          </table:table-cell>
          <table:table-cell office:value-type="float" office:value="19.03" calcext:value-type="float">
            <text:p>19.03</text:p>
          </table:table-cell>
          <table:table-cell table:formula="of:=[.E7]*[.I3]" office:value-type="float" office:value="478.88995" calcext:value-type="float">
            <text:p>478.88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gnetic door sensor</text:p>
          </table:table-cell>
          <table:table-cell office:value-type="string" calcext:value-type="string">
            <text:p>Door/window open</text:p>
          </table:table-cell>
          <table:table-cell office:value-type="string" calcext:value-type="string">
            <text:p>SDXXXX</text:p>
          </table:table-cell>
          <table:table-cell office:value-type="string" calcext:value-type="string">
            <text:p>EUR</text:p>
          </table:table-cell>
          <table:table-cell office:value-type="float" office:value="0.87" calcext:value-type="float">
            <text:p>0.87</text:p>
          </table:table-cell>
          <table:table-cell table:formula="of:=[.E8]*[.I4]" office:value-type="float" office:value="20.42847" calcext:value-type="float">
            <text:p>20.42847</text:p>
          </table:table-cell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ghts" table:style-name="ta2">
        <table:table-column table:style-name="co4" table:default-cell-style-name="ce5"/>
        <table:table-column table:style-name="co7" table:default-cell-style-name="ce5"/>
        <table:table-column table:style-name="co4" table:default-cell-style-name="ce5"/>
        <table:table-column table:style-name="co8" table:default-cell-style-name="ce5"/>
        <table:table-column table:style-name="co9" table:number-columns-repeated="2" table:default-cell-style-name="ce5"/>
        <table:table-column table:style-name="co4" table:number-columns-repeated="1018" table:default-cell-style-name="ce5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Distance of room</text:p>
          </table:table-cell>
          <table:table-cell office:value-type="string" calcext:value-type="string">
            <text:p>Reserve distance </text:p>
          </table:table-cell>
          <table:table-cell office:value-type="string" calcext:value-type="string">
            <text:p>Total cable distance</text:p>
          </table:table-cell>
          <table:table-cell office:value-type="string" calcext:value-type="string">
            <text:p>Lights swicth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hala</text:p>
          </table:table-cell>
          <table:table-cell office:value-type="float" office:value="6.34" calcext:value-type="float">
            <text:p>6.34</text:p>
          </table:table-cell>
          <table:table-cell office:value-type="float" office:value="10" calcext:value-type="float">
            <text:p>10</text:p>
          </table:table-cell>
          <table:table-cell table:formula="of:=5+3" office:value-type="float" office:value="8" calcext:value-type="float">
            <text:p>8</text:p>
          </table:table-cell>
          <table:table-cell table:formula="of:=[.D2]+[.E2]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G2]*[.F2]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enní místnost</text:p>
          </table:table-cell>
          <table:table-cell office:value-type="float" office:value="43.14" calcext:value-type="float">
            <text:p>43.14</text:p>
          </table:table-cell>
          <table:table-cell office:value-type="float" office:value="11" calcext:value-type="float">
            <text:p>11</text:p>
          </table:table-cell>
          <table:table-cell table:formula="of:=7+3" office:value-type="float" office:value="10" calcext:value-type="float">
            <text:p>10</text:p>
          </table:table-cell>
          <table:table-cell table:formula="of:=[.D3]+[.E3]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G3]*[.F3]" office:value-type="float" office:value="84" calcext:value-type="float">
            <text:p>84</text:p>
          </table:table-cell>
          <table:table-cell table:number-columns-repeated="101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racovna 1</text:p>
          </table:table-cell>
          <table:table-cell office:value-type="float" office:value="8.17" calcext:value-type="float">
            <text:p>8.17</text:p>
          </table:table-cell>
          <table:table-cell office:value-type="float" office:value="10" calcext:value-type="float">
            <text:p>10</text:p>
          </table:table-cell>
          <table:table-cell table:formula="of:=4+3" office:value-type="float" office:value="7" calcext:value-type="float">
            <text:p>7</text:p>
          </table:table-cell>
          <table:table-cell table:formula="of:=[.D4]+[.E4]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G4]*[.F4]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hodba</text:p>
          </table:table-cell>
          <table:table-cell office:value-type="float" office:value="5.65" calcext:value-type="float">
            <text:p>5.65</text:p>
          </table:table-cell>
          <table:table-cell office:value-type="float" office:value="4" calcext:value-type="float">
            <text:p>4</text:p>
          </table:table-cell>
          <table:table-cell table:formula="of:=4+3" office:value-type="float" office:value="7" calcext:value-type="float">
            <text:p>7</text:p>
          </table:table-cell>
          <table:table-cell table:formula="of:=[.D5]+[.E5]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G5]*[.F5]"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okoj 1</text:p>
          </table:table-cell>
          <table:table-cell office:value-type="float" office:value="12.16" calcext:value-type="float">
            <text:p>12.16</text:p>
          </table:table-cell>
          <table:table-cell office:value-type="float" office:value="8" calcext:value-type="float">
            <text:p>8</text:p>
          </table:table-cell>
          <table:table-cell table:formula="of:=4+3" office:value-type="float" office:value="7" calcext:value-type="float">
            <text:p>7</text:p>
          </table:table-cell>
          <table:table-cell table:formula="of:=[.D6]+[.E6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G6]*[.F6]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okoj 2</text:p>
          </table:table-cell>
          <table:table-cell office:value-type="float" office:value="12.15" calcext:value-type="float">
            <text:p>12.15</text:p>
          </table:table-cell>
          <table:table-cell office:value-type="float" office:value="10" calcext:value-type="float">
            <text:p>10</text:p>
          </table:table-cell>
          <table:table-cell table:formula="of:=4+3" office:value-type="float" office:value="7" calcext:value-type="float">
            <text:p>7</text:p>
          </table:table-cell>
          <table:table-cell table:formula="of:=[.D7]+[.E7]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G7]*[.F7]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Šatna</text:p>
          </table:table-cell>
          <table:table-cell office:value-type="float" office:value="2.12" calcext:value-type="float">
            <text:p>2.12</text:p>
          </table:table-cell>
          <table:table-cell office:value-type="float" office:value="8" calcext:value-type="float">
            <text:p>8</text:p>
          </table:table-cell>
          <table:table-cell table:formula="of:=2+3" office:value-type="float" office:value="5" calcext:value-type="float">
            <text:p>5</text:p>
          </table:table-cell>
          <table:table-cell table:formula="of:=[.D8]+[.E8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G8]*[.F8]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ožnice</text:p>
          </table:table-cell>
          <table:table-cell office:value-type="float" office:value="10.04" calcext:value-type="float">
            <text:p>10.04</text:p>
          </table:table-cell>
          <table:table-cell office:value-type="float" office:value="5" calcext:value-type="float">
            <text:p>5</text:p>
          </table:table-cell>
          <table:table-cell table:formula="of:=4+3" office:value-type="float" office:value="7" calcext:value-type="float">
            <text:p>7</text:p>
          </table:table-cell>
          <table:table-cell table:formula="of:=[.D9]+[.E9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G9]*[.F9]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Koupelna II</text:p>
          </table:table-cell>
          <table:table-cell office:value-type="float" office:value="2.33" calcext:value-type="float">
            <text:p>2.33</text:p>
          </table:table-cell>
          <table:table-cell office:value-type="float" office:value="3" calcext:value-type="float">
            <text:p>3</text:p>
          </table:table-cell>
          <table:table-cell table:formula="of:=2+3" office:value-type="float" office:value="5" calcext:value-type="float">
            <text:p>5</text:p>
          </table:table-cell>
          <table:table-cell table:formula="of:=[.D10]+[.E10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G10]*[.F10]"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Koupelna I</text:p>
          </table:table-cell>
          <table:table-cell office:value-type="float" office:value="6.23" calcext:value-type="float">
            <text:p>6.23</text:p>
          </table:table-cell>
          <table:table-cell office:value-type="float" office:value="2" calcext:value-type="float">
            <text:p>2</text:p>
          </table:table-cell>
          <table:table-cell table:formula="of:=2+3" office:value-type="float" office:value="5" calcext:value-type="float">
            <text:p>5</text:p>
          </table:table-cell>
          <table:table-cell table:formula="of:=[.D11]+[.E11]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G11]*[.F11]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WC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table:formula="of:=2+3" office:value-type="float" office:value="5" calcext:value-type="float">
            <text:p>5</text:p>
          </table:table-cell>
          <table:table-cell table:formula="of:=[.D12]+[.E12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G12]*[.F12]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ílna</text:p>
          </table:table-cell>
          <table:table-cell office:value-type="float" office:value="14.62" calcext:value-type="float">
            <text:p>14.62</text:p>
          </table:table-cell>
          <table:table-cell office:value-type="float" office:value="5" calcext:value-type="float">
            <text:p>5</text:p>
          </table:table-cell>
          <table:table-cell table:formula="of:=2+3" office:value-type="float" office:value="5" calcext:value-type="float">
            <text:p>5</text:p>
          </table:table-cell>
          <table:table-cell table:formula="of:=[.D13]+[.E13]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G13]*[.F13]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klad</text:p>
          </table:table-cell>
          <table:table-cell office:value-type="float" office:value="5.83" calcext:value-type="float">
            <text:p>5.83</text:p>
          </table:table-cell>
          <table:table-cell office:value-type="float" office:value="8" calcext:value-type="float">
            <text:p>8</text:p>
          </table:table-cell>
          <table:table-cell table:formula="of:=2+3" office:value-type="float" office:value="5" calcext:value-type="float">
            <text:p>5</text:p>
          </table:table-cell>
          <table:table-cell table:formula="of:=[.D14]+[.E14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G14]*[.F14]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Galerie</text:p>
          </table:table-cell>
          <table:table-cell office:value-type="float" office:value="6.21" calcext:value-type="float">
            <text:p>6.21</text:p>
          </table:table-cell>
          <table:table-cell office:value-type="float" office:value="5" calcext:value-type="float">
            <text:p>5</text:p>
          </table:table-cell>
          <table:table-cell table:formula="of:=3+2" office:value-type="float" office:value="5" calcext:value-type="float">
            <text:p>5</text:p>
          </table:table-cell>
          <table:table-cell table:formula="of:=[.D15]+[.E15]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G15]*[.F15]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Pracovna 2</text:p>
          </table:table-cell>
          <table:table-cell office:value-type="float" office:value="27.66" calcext:value-type="float">
            <text:p>27.66</text:p>
          </table:table-cell>
          <table:table-cell office:value-type="float" office:value="10" calcext:value-type="float">
            <text:p>10</text:p>
          </table:table-cell>
          <table:table-cell table:formula="of:=7+3" office:value-type="float" office:value="10" calcext:value-type="float">
            <text:p>10</text:p>
          </table:table-cell>
          <table:table-cell table:formula="of:=[.D16]+[.E16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G16]*[.F16]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Šatna</text:p>
          </table:table-cell>
          <table:table-cell office:value-type="float" office:value="5.05" calcext:value-type="float">
            <text:p>5.05</text:p>
          </table:table-cell>
          <table:table-cell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D17]+[.E17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G17]*[.F17]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koupelna</text:p>
          </table:table-cell>
          <table:table-cell office:value-type="float" office:value="6.44" calcext:value-type="float">
            <text:p>6.4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D18]+[.E18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G18]*[.F18]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Technologie</text:p>
          </table:table-cell>
          <table:table-cell office:value-type="float" office:value="3.79" calcext:value-type="float">
            <text:p>3.79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19]+[.E19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G19]*[.F19]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Herna</text:p>
          </table:table-cell>
          <table:table-cell office:value-type="float" office:value="21.78" calcext:value-type="float">
            <text:p>21.7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D20]+[.E20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G20]*[.F20]"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Outdoo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21]+[.E21]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G21]*[.F21]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SUM([.H2:.H21])" office:value-type="float" office:value="463" calcext:value-type="float">
            <text:p>463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ckets" table:style-name="ta2">
        <table:table-column table:style-name="co4" table:number-columns-repeated="1024" table:default-cell-style-name="ce5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utters" table:style-name="ta2">
        <table:table-column table:style-name="co4" table:default-cell-style-name="ce5"/>
        <table:table-column table:style-name="co7" table:default-cell-style-name="ce5"/>
        <table:table-column table:style-name="co4" table:default-cell-style-name="ce5"/>
        <table:table-column table:style-name="co8" table:default-cell-style-name="ce5"/>
        <table:table-column table:style-name="co9" table:number-columns-repeated="2" table:default-cell-style-name="ce5"/>
        <table:table-column table:style-name="co4" table:number-columns-repeated="1018" table:default-cell-style-name="ce5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hutter button</text:p>
          </table:table-cell>
          <table:table-cell office:value-type="string" calcext:value-type="string">
            <text:p>Distance of room</text:p>
          </table:table-cell>
          <table:table-cell office:value-type="string" calcext:value-type="string">
            <text:p>Reserve distance </text:p>
          </table:table-cell>
          <table:table-cell office:value-type="string" calcext:value-type="string">
            <text:p>Total cable distance</text:p>
          </table:table-cell>
          <table:table-cell/>
          <table:table-cell office:value-type="string" calcext:value-type="string">
            <text:p>Total cable length</text:p>
          </table:table-cell>
          <table:table-cell table:number-columns-repeated="101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hala</text:p>
          </table:table-cell>
          <table:table-cell/>
          <table:table-cell office:value-type="float" office:value="10" calcext:value-type="float">
            <text:p>10</text:p>
          </table:table-cell>
          <table:table-cell table:formula="of:=5+3" office:value-type="float" office:value="8" calcext:value-type="float">
            <text:p>8</text:p>
          </table:table-cell>
          <table:table-cell table:formula="of:=[.D2]+[.E2]" office:value-type="float" office:value="18" calcext:value-type="float">
            <text:p>18</text:p>
          </table:table-cell>
          <table:table-cell/>
          <table:table-cell table:formula="of:=[.F2]*[.C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enní místnost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7+3" office:value-type="float" office:value="10" calcext:value-type="float">
            <text:p>10</text:p>
          </table:table-cell>
          <table:table-cell table:formula="of:=[.D3]+[.E3]" office:value-type="float" office:value="21" calcext:value-type="float">
            <text:p>21</text:p>
          </table:table-cell>
          <table:table-cell/>
          <table:table-cell table:formula="of:=[.F3]*[.C3]"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racovna 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4+3" office:value-type="float" office:value="7" calcext:value-type="float">
            <text:p>7</text:p>
          </table:table-cell>
          <table:table-cell table:formula="of:=[.D4]+[.E4]" office:value-type="float" office:value="17" calcext:value-type="float">
            <text:p>17</text:p>
          </table:table-cell>
          <table:table-cell/>
          <table:table-cell table:formula="of:=[.F4]*[.C4]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hodba</text:p>
          </table:table-cell>
          <table:table-cell/>
          <table:table-cell office:value-type="float" office:value="4" calcext:value-type="float">
            <text:p>4</text:p>
          </table:table-cell>
          <table:table-cell table:formula="of:=4+3" office:value-type="float" office:value="7" calcext:value-type="float">
            <text:p>7</text:p>
          </table:table-cell>
          <table:table-cell table:formula="of:=[.D5]+[.E5]" office:value-type="float" office:value="11" calcext:value-type="float">
            <text:p>11</text:p>
          </table:table-cell>
          <table:table-cell/>
          <table:table-cell table:formula="of:=[.F5]*[.C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okoj 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4+3" office:value-type="float" office:value="7" calcext:value-type="float">
            <text:p>7</text:p>
          </table:table-cell>
          <table:table-cell table:formula="of:=[.D6]+[.E6]" office:value-type="float" office:value="15" calcext:value-type="float">
            <text:p>15</text:p>
          </table:table-cell>
          <table:table-cell/>
          <table:table-cell table:formula="of:=[.F6]*[.C6]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okoj 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4+3" office:value-type="float" office:value="7" calcext:value-type="float">
            <text:p>7</text:p>
          </table:table-cell>
          <table:table-cell table:formula="of:=[.D7]+[.E7]" office:value-type="float" office:value="17" calcext:value-type="float">
            <text:p>17</text:p>
          </table:table-cell>
          <table:table-cell/>
          <table:table-cell table:formula="of:=[.F7]*[.C7]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Šatna</text:p>
          </table:table-cell>
          <table:table-cell/>
          <table:table-cell office:value-type="float" office:value="8" calcext:value-type="float">
            <text:p>8</text:p>
          </table:table-cell>
          <table:table-cell table:formula="of:=2+3" office:value-type="float" office:value="5" calcext:value-type="float">
            <text:p>5</text:p>
          </table:table-cell>
          <table:table-cell table:formula="of:=[.D8]+[.E8]" office:value-type="float" office:value="13" calcext:value-type="float">
            <text:p>13</text:p>
          </table:table-cell>
          <table:table-cell/>
          <table:table-cell table:formula="of:=[.F8]*[.C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ožnic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4+3" office:value-type="float" office:value="7" calcext:value-type="float">
            <text:p>7</text:p>
          </table:table-cell>
          <table:table-cell table:formula="of:=[.D9]+[.E9]" office:value-type="float" office:value="12" calcext:value-type="float">
            <text:p>12</text:p>
          </table:table-cell>
          <table:table-cell/>
          <table:table-cell table:formula="of:=[.F9]*[.C9]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Koupelna II</text:p>
          </table:table-cell>
          <table:table-cell/>
          <table:table-cell office:value-type="float" office:value="3" calcext:value-type="float">
            <text:p>3</text:p>
          </table:table-cell>
          <table:table-cell table:formula="of:=2+3" office:value-type="float" office:value="5" calcext:value-type="float">
            <text:p>5</text:p>
          </table:table-cell>
          <table:table-cell table:formula="of:=[.D10]+[.E10]" office:value-type="float" office:value="8" calcext:value-type="float">
            <text:p>8</text:p>
          </table:table-cell>
          <table:table-cell/>
          <table:table-cell table:formula="of:=[.F10]*[.C1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Koupelna I</text:p>
          </table:table-cell>
          <table:table-cell/>
          <table:table-cell office:value-type="float" office:value="2" calcext:value-type="float">
            <text:p>2</text:p>
          </table:table-cell>
          <table:table-cell table:formula="of:=2+3" office:value-type="float" office:value="5" calcext:value-type="float">
            <text:p>5</text:p>
          </table:table-cell>
          <table:table-cell table:formula="of:=[.D11]+[.E11]" office:value-type="float" office:value="7" calcext:value-type="float">
            <text:p>7</text:p>
          </table:table-cell>
          <table:table-cell/>
          <table:table-cell table:formula="of:=[.F11]*[.C1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WC</text:p>
          </table:table-cell>
          <table:table-cell/>
          <table:table-cell office:value-type="float" office:value="4" calcext:value-type="float">
            <text:p>4</text:p>
          </table:table-cell>
          <table:table-cell table:formula="of:=2+3" office:value-type="float" office:value="5" calcext:value-type="float">
            <text:p>5</text:p>
          </table:table-cell>
          <table:table-cell table:formula="of:=[.D12]+[.E12]" office:value-type="float" office:value="9" calcext:value-type="float">
            <text:p>9</text:p>
          </table:table-cell>
          <table:table-cell/>
          <table:table-cell table:formula="of:=[.F12]*[.C1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ílna</text:p>
          </table:table-cell>
          <table:table-cell/>
          <table:table-cell office:value-type="float" office:value="5" calcext:value-type="float">
            <text:p>5</text:p>
          </table:table-cell>
          <table:table-cell table:formula="of:=2+3" office:value-type="float" office:value="5" calcext:value-type="float">
            <text:p>5</text:p>
          </table:table-cell>
          <table:table-cell table:formula="of:=[.D13]+[.E13]" office:value-type="float" office:value="10" calcext:value-type="float">
            <text:p>10</text:p>
          </table:table-cell>
          <table:table-cell/>
          <table:table-cell table:formula="of:=[.F13]*[.C1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klad</text:p>
          </table:table-cell>
          <table:table-cell/>
          <table:table-cell office:value-type="float" office:value="8" calcext:value-type="float">
            <text:p>8</text:p>
          </table:table-cell>
          <table:table-cell table:formula="of:=2+3" office:value-type="float" office:value="5" calcext:value-type="float">
            <text:p>5</text:p>
          </table:table-cell>
          <table:table-cell table:formula="of:=[.D14]+[.E14]" office:value-type="float" office:value="13" calcext:value-type="float">
            <text:p>13</text:p>
          </table:table-cell>
          <table:table-cell/>
          <table:table-cell table:formula="of:=[.F14]*[.C1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Galerie</text:p>
          </table:table-cell>
          <table:table-cell/>
          <table:table-cell office:value-type="float" office:value="5" calcext:value-type="float">
            <text:p>5</text:p>
          </table:table-cell>
          <table:table-cell table:formula="of:=3+2" office:value-type="float" office:value="5" calcext:value-type="float">
            <text:p>5</text:p>
          </table:table-cell>
          <table:table-cell table:formula="of:=[.D15]+[.E15]" office:value-type="float" office:value="10" calcext:value-type="float">
            <text:p>10</text:p>
          </table:table-cell>
          <table:table-cell/>
          <table:table-cell table:formula="of:=[.F15]*[.C1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Pracovna 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7+3" office:value-type="float" office:value="10" calcext:value-type="float">
            <text:p>10</text:p>
          </table:table-cell>
          <table:table-cell table:formula="of:=[.D16]+[.E16]" office:value-type="float" office:value="20" calcext:value-type="float">
            <text:p>20</text:p>
          </table:table-cell>
          <table:table-cell/>
          <table:table-cell table:formula="of:=[.F16]*[.C16]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Šatna</text:p>
          </table:table-cell>
          <table:table-cell/>
          <table:table-cell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D17]+[.E17]" office:value-type="float" office:value="12" calcext:value-type="float">
            <text:p>12</text:p>
          </table:table-cell>
          <table:table-cell/>
          <table:table-cell table:formula="of:=[.F17]*[.C1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koupelna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formula="of:=[.D18]+[.E18]" office:value-type="float" office:value="10" calcext:value-type="float">
            <text:p>10</text:p>
          </table:table-cell>
          <table:table-cell/>
          <table:table-cell table:formula="of:=[.F18]*[.C1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Technologie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formula="of:=[.D19]+[.E19]" office:value-type="float" office:value="4" calcext:value-type="float">
            <text:p>4</text:p>
          </table:table-cell>
          <table:table-cell/>
          <table:table-cell table:formula="of:=[.F19]*[.C1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Hern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D20]+[.E20]" office:value-type="float" office:value="16" calcext:value-type="float">
            <text:p>16</text:p>
          </table:table-cell>
          <table:table-cell/>
          <table:table-cell table:formula="of:=[.F20]*[.C20]"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Outdo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21]+[.E21]" office:value-type="float" office:value="15" calcext:value-type="float">
            <text:p>15</text:p>
          </table:table-cell>
          <table:table-cell/>
          <table:table-cell table:formula="of:=[.F21]*[.C2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2:.C20])" office:value-type="float" office:value="8" calcext:value-type="float">
            <text:p>8</text:p>
          </table:table-cell>
          <table:table-cell table:number-columns-repeated="4"/>
          <table:table-cell table:formula="of:=SUM([.H2:.H21])" office:value-type="float" office:value="139" calcext:value-type="float">
            <text:p>139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work" table:style-name="ta3">
        <table:table-column table:style-name="co4" table:default-cell-style-name="ce5"/>
        <table:table-column table:style-name="co7" table:default-cell-style-name="ce5"/>
        <table:table-column table:style-name="co4" table:default-cell-style-name="ce5"/>
        <table:table-column table:style-name="co8" table:default-cell-style-name="ce5"/>
        <table:table-column table:style-name="co9" table:number-columns-repeated="2" table:default-cell-style-name="ce5"/>
        <table:table-column table:style-name="co4" table:number-columns-repeated="1018" table:default-cell-style-name="ce5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Distance of room</text:p>
          </table:table-cell>
          <table:table-cell office:value-type="string" calcext:value-type="string">
            <text:p>Reserve distance </text:p>
          </table:table-cell>
          <table:table-cell office:value-type="string" calcext:value-type="string">
            <text:p>Total cable distance</text:p>
          </table:table-cell>
          <table:table-cell office:value-type="string" calcext:value-type="string">
            <text:p>Sockets</text:p>
          </table:table-cell>
          <table:table-cell office:value-type="string" calcext:value-type="string">
            <text:p>Router/AP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cable</text:p>
          </table:table-cell>
          <table:table-cell table:number-columns-repeated="101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hala</text:p>
          </table:table-cell>
          <table:table-cell office:value-type="float" office:value="6.34" calcext:value-type="float">
            <text:p>6.34</text:p>
          </table:table-cell>
          <table:table-cell office:value-type="float" office:value="10" calcext:value-type="float">
            <text:p>10</text:p>
          </table:table-cell>
          <table:table-cell table:formula="of:=5+3" office:value-type="float" office:value="8" calcext:value-type="float">
            <text:p>8</text:p>
          </table:table-cell>
          <table:table-cell table:formula="of:=[.D2]+[.E2]" office:value-type="float" office:value="18" calcext:value-type="float">
            <text:p>18</text:p>
          </table:table-cell>
          <table:table-cell table:number-columns-repeated="2"/>
          <table:table-cell table:formula="of:=SUM([.G2:.H2])" office:value-type="float" office:value="0" calcext:value-type="float">
            <text:p>0</text:p>
          </table:table-cell>
          <table:table-cell table:formula="of:=[.I2]*[.F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enní místnost</text:p>
          </table:table-cell>
          <table:table-cell office:value-type="float" office:value="43.14" calcext:value-type="float">
            <text:p>43.14</text:p>
          </table:table-cell>
          <table:table-cell office:value-type="float" office:value="11" calcext:value-type="float">
            <text:p>11</text:p>
          </table:table-cell>
          <table:table-cell table:formula="of:=7+3" office:value-type="float" office:value="10" calcext:value-type="float">
            <text:p>10</text:p>
          </table:table-cell>
          <table:table-cell table:formula="of:=[.D3]+[.E3]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G3:.H3])" office:value-type="float" office:value="2" calcext:value-type="float">
            <text:p>2</text:p>
          </table:table-cell>
          <table:table-cell table:formula="of:=[.I3]*[.F3]"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racovna 1</text:p>
          </table:table-cell>
          <table:table-cell office:value-type="float" office:value="8.17" calcext:value-type="float">
            <text:p>8.17</text:p>
          </table:table-cell>
          <table:table-cell office:value-type="float" office:value="10" calcext:value-type="float">
            <text:p>10</text:p>
          </table:table-cell>
          <table:table-cell table:formula="of:=4+3" office:value-type="float" office:value="7" calcext:value-type="float">
            <text:p>7</text:p>
          </table:table-cell>
          <table:table-cell table:formula="of:=[.D4]+[.E4]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G4:.H4])" office:value-type="float" office:value="2" calcext:value-type="float">
            <text:p>2</text:p>
          </table:table-cell>
          <table:table-cell table:formula="of:=[.I4]*[.F4]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hodba</text:p>
          </table:table-cell>
          <table:table-cell office:value-type="float" office:value="5.65" calcext:value-type="float">
            <text:p>5.65</text:p>
          </table:table-cell>
          <table:table-cell office:value-type="float" office:value="4" calcext:value-type="float">
            <text:p>4</text:p>
          </table:table-cell>
          <table:table-cell table:formula="of:=4+3" office:value-type="float" office:value="7" calcext:value-type="float">
            <text:p>7</text:p>
          </table:table-cell>
          <table:table-cell table:formula="of:=[.D5]+[.E5]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5:.H5])" office:value-type="float" office:value="1" calcext:value-type="float">
            <text:p>1</text:p>
          </table:table-cell>
          <table:table-cell table:formula="of:=[.I5]*[.F5]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okoj 1</text:p>
          </table:table-cell>
          <table:table-cell office:value-type="float" office:value="12.16" calcext:value-type="float">
            <text:p>12.16</text:p>
          </table:table-cell>
          <table:table-cell office:value-type="float" office:value="8" calcext:value-type="float">
            <text:p>8</text:p>
          </table:table-cell>
          <table:table-cell table:formula="of:=4+3" office:value-type="float" office:value="7" calcext:value-type="float">
            <text:p>7</text:p>
          </table:table-cell>
          <table:table-cell table:formula="of:=[.D6]+[.E6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G6:.H6])" office:value-type="float" office:value="1" calcext:value-type="float">
            <text:p>1</text:p>
          </table:table-cell>
          <table:table-cell table:formula="of:=[.I6]*[.F6]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okoj 2</text:p>
          </table:table-cell>
          <table:table-cell office:value-type="float" office:value="12.15" calcext:value-type="float">
            <text:p>12.15</text:p>
          </table:table-cell>
          <table:table-cell office:value-type="float" office:value="10" calcext:value-type="float">
            <text:p>10</text:p>
          </table:table-cell>
          <table:table-cell table:formula="of:=4+3" office:value-type="float" office:value="7" calcext:value-type="float">
            <text:p>7</text:p>
          </table:table-cell>
          <table:table-cell table:formula="of:=[.D7]+[.E7]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G7:.H7])" office:value-type="float" office:value="1" calcext:value-type="float">
            <text:p>1</text:p>
          </table:table-cell>
          <table:table-cell table:formula="of:=[.I7]*[.F7]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Šatna</text:p>
          </table:table-cell>
          <table:table-cell office:value-type="float" office:value="2.12" calcext:value-type="float">
            <text:p>2.12</text:p>
          </table:table-cell>
          <table:table-cell office:value-type="float" office:value="8" calcext:value-type="float">
            <text:p>8</text:p>
          </table:table-cell>
          <table:table-cell table:formula="of:=2+3" office:value-type="float" office:value="5" calcext:value-type="float">
            <text:p>5</text:p>
          </table:table-cell>
          <table:table-cell table:formula="of:=[.D8]+[.E8]" office:value-type="float" office:value="13" calcext:value-type="float">
            <text:p>13</text:p>
          </table:table-cell>
          <table:table-cell table:number-columns-repeated="2"/>
          <table:table-cell table:formula="of:=SUM([.G8:.H8])" office:value-type="float" office:value="0" calcext:value-type="float">
            <text:p>0</text:p>
          </table:table-cell>
          <table:table-cell table:formula="of:=[.I8]*[.F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ožnice</text:p>
          </table:table-cell>
          <table:table-cell office:value-type="float" office:value="10.04" calcext:value-type="float">
            <text:p>10.04</text:p>
          </table:table-cell>
          <table:table-cell office:value-type="float" office:value="5" calcext:value-type="float">
            <text:p>5</text:p>
          </table:table-cell>
          <table:table-cell table:formula="of:=4+3" office:value-type="float" office:value="7" calcext:value-type="float">
            <text:p>7</text:p>
          </table:table-cell>
          <table:table-cell table:formula="of:=[.D9]+[.E9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G9:.H9])" office:value-type="float" office:value="1" calcext:value-type="float">
            <text:p>1</text:p>
          </table:table-cell>
          <table:table-cell table:formula="of:=[.I9]*[.F9]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Koupelna II</text:p>
          </table:table-cell>
          <table:table-cell office:value-type="float" office:value="2.33" calcext:value-type="float">
            <text:p>2.33</text:p>
          </table:table-cell>
          <table:table-cell office:value-type="float" office:value="3" calcext:value-type="float">
            <text:p>3</text:p>
          </table:table-cell>
          <table:table-cell table:formula="of:=2+3" office:value-type="float" office:value="5" calcext:value-type="float">
            <text:p>5</text:p>
          </table:table-cell>
          <table:table-cell table:formula="of:=[.D10]+[.E10]" office:value-type="float" office:value="8" calcext:value-type="float">
            <text:p>8</text:p>
          </table:table-cell>
          <table:table-cell table:number-columns-repeated="2"/>
          <table:table-cell table:formula="of:=SUM([.G10:.H10])" office:value-type="float" office:value="0" calcext:value-type="float">
            <text:p>0</text:p>
          </table:table-cell>
          <table:table-cell table:formula="of:=[.I10]*[.F1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Koupelna I</text:p>
          </table:table-cell>
          <table:table-cell office:value-type="float" office:value="6.23" calcext:value-type="float">
            <text:p>6.23</text:p>
          </table:table-cell>
          <table:table-cell office:value-type="float" office:value="2" calcext:value-type="float">
            <text:p>2</text:p>
          </table:table-cell>
          <table:table-cell table:formula="of:=2+3" office:value-type="float" office:value="5" calcext:value-type="float">
            <text:p>5</text:p>
          </table:table-cell>
          <table:table-cell table:formula="of:=[.D11]+[.E11]" office:value-type="float" office:value="7" calcext:value-type="float">
            <text:p>7</text:p>
          </table:table-cell>
          <table:table-cell table:number-columns-repeated="2"/>
          <table:table-cell table:formula="of:=SUM([.G11:.H11])" office:value-type="float" office:value="0" calcext:value-type="float">
            <text:p>0</text:p>
          </table:table-cell>
          <table:table-cell table:formula="of:=[.I11]*[.F1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WC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table:formula="of:=2+3" office:value-type="float" office:value="5" calcext:value-type="float">
            <text:p>5</text:p>
          </table:table-cell>
          <table:table-cell table:formula="of:=[.D12]+[.E12]" office:value-type="float" office:value="9" calcext:value-type="float">
            <text:p>9</text:p>
          </table:table-cell>
          <table:table-cell table:number-columns-repeated="2"/>
          <table:table-cell table:formula="of:=SUM([.G12:.H12])" office:value-type="float" office:value="0" calcext:value-type="float">
            <text:p>0</text:p>
          </table:table-cell>
          <table:table-cell table:formula="of:=[.I12]*[.F1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ílna</text:p>
          </table:table-cell>
          <table:table-cell office:value-type="float" office:value="14.62" calcext:value-type="float">
            <text:p>14.62</text:p>
          </table:table-cell>
          <table:table-cell office:value-type="float" office:value="5" calcext:value-type="float">
            <text:p>5</text:p>
          </table:table-cell>
          <table:table-cell table:formula="of:=2+3" office:value-type="float" office:value="5" calcext:value-type="float">
            <text:p>5</text:p>
          </table:table-cell>
          <table:table-cell table:formula="of:=[.D13]+[.E13]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G13:.H13])" office:value-type="float" office:value="3" calcext:value-type="float">
            <text:p>3</text:p>
          </table:table-cell>
          <table:table-cell table:formula="of:=[.I13]*[.F13]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klad</text:p>
          </table:table-cell>
          <table:table-cell office:value-type="float" office:value="5.83" calcext:value-type="float">
            <text:p>5.83</text:p>
          </table:table-cell>
          <table:table-cell office:value-type="float" office:value="8" calcext:value-type="float">
            <text:p>8</text:p>
          </table:table-cell>
          <table:table-cell table:formula="of:=2+3" office:value-type="float" office:value="5" calcext:value-type="float">
            <text:p>5</text:p>
          </table:table-cell>
          <table:table-cell table:formula="of:=[.D14]+[.E14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G14:.H14])" office:value-type="float" office:value="1" calcext:value-type="float">
            <text:p>1</text:p>
          </table:table-cell>
          <table:table-cell table:formula="of:=[.I14]*[.F14]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Galerie</text:p>
          </table:table-cell>
          <table:table-cell office:value-type="float" office:value="6.21" calcext:value-type="float">
            <text:p>6.21</text:p>
          </table:table-cell>
          <table:table-cell office:value-type="float" office:value="5" calcext:value-type="float">
            <text:p>5</text:p>
          </table:table-cell>
          <table:table-cell table:formula="of:=3+2" office:value-type="float" office:value="5" calcext:value-type="float">
            <text:p>5</text:p>
          </table:table-cell>
          <table:table-cell table:formula="of:=[.D15]+[.E15]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15:.H15])" office:value-type="float" office:value="1" calcext:value-type="float">
            <text:p>1</text:p>
          </table:table-cell>
          <table:table-cell table:formula="of:=[.I15]*[.F15]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Pracovna 2</text:p>
          </table:table-cell>
          <table:table-cell office:value-type="float" office:value="27.66" calcext:value-type="float">
            <text:p>27.66</text:p>
          </table:table-cell>
          <table:table-cell office:value-type="float" office:value="10" calcext:value-type="float">
            <text:p>10</text:p>
          </table:table-cell>
          <table:table-cell table:formula="of:=7+3" office:value-type="float" office:value="10" calcext:value-type="float">
            <text:p>10</text:p>
          </table:table-cell>
          <table:table-cell table:formula="of:=[.D16]+[.E16]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/>
          <table:table-cell table:formula="of:=SUM([.G16:.H16])" office:value-type="float" office:value="8" calcext:value-type="float">
            <text:p>8</text:p>
          </table:table-cell>
          <table:table-cell table:formula="of:=[.D16]+[.G16]*5"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Šatna</text:p>
          </table:table-cell>
          <table:table-cell office:value-type="float" office:value="5.05" calcext:value-type="float">
            <text:p>5.05</text:p>
          </table:table-cell>
          <table:table-cell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D17]+[.E17]" office:value-type="float" office:value="12" calcext:value-type="float">
            <text:p>12</text:p>
          </table:table-cell>
          <table:table-cell table:number-columns-repeated="2"/>
          <table:table-cell table:formula="of:=SUM([.G17:.H17])" office:value-type="float" office:value="0" calcext:value-type="float">
            <text:p>0</text:p>
          </table:table-cell>
          <table:table-cell table:formula="of:=[.I17]*[.F1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koupelna</text:p>
          </table:table-cell>
          <table:table-cell office:value-type="float" office:value="6.44" calcext:value-type="float">
            <text:p>6.4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D18]+[.E18]" office:value-type="float" office:value="10" calcext:value-type="float">
            <text:p>10</text:p>
          </table:table-cell>
          <table:table-cell table:number-columns-repeated="2"/>
          <table:table-cell table:formula="of:=SUM([.G18:.H18])" office:value-type="float" office:value="0" calcext:value-type="float">
            <text:p>0</text:p>
          </table:table-cell>
          <table:table-cell table:formula="of:=[.I18]*[.F1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Technologie</text:p>
          </table:table-cell>
          <table:table-cell office:value-type="float" office:value="3.79" calcext:value-type="float">
            <text:p>3.79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19]+[.E19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G19:.H19])" office:value-type="float" office:value="2" calcext:value-type="float">
            <text:p>2</text:p>
          </table:table-cell>
          <table:table-cell table:formula="of:=[.I19]*[.F19]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Herna</text:p>
          </table:table-cell>
          <table:table-cell office:value-type="float" office:value="21.78" calcext:value-type="float">
            <text:p>21.7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D20]+[.E20]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G20:.H20])" office:value-type="float" office:value="4" calcext:value-type="float">
            <text:p>4</text:p>
          </table:table-cell>
          <table:table-cell table:formula="of:=[.D20]+[.G20]*5" office:value-type="float" office:value="26" calcext:value-type="float">
            <text:p>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Outdoo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21]+[.E21]" office:value-type="float" office:value="15" calcext:value-type="float">
            <text:p>15</text:p>
          </table:table-cell>
          <table:table-cell table:number-columns-repeated="2"/>
          <table:table-cell table:formula="of:=SUM([.G21:.H21])" office:value-type="float" office:value="0" calcext:value-type="float">
            <text:p>0</text:p>
          </table:table-cell>
          <table:table-cell table:formula="of:=[.I21]*[.F2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number-columns-repeated="7"/>
          <table:table-cell table:formula="of:=SUM([.J2:.J21])" office:value-type="float" office:value="268" calcext:value-type="float">
            <text:p>268</text:p>
          </table:table-cell>
          <table:table-cell table:number-columns-repeated="1014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bles" table:style-name="ta3">
        <table:table-column table:style-name="co4" table:number-columns-repeated="1024" table:default-cell-style-name="ce5"/>
        <table:table-row table:style-name="ro1">
          <table:table-cell table:number-columns-repeated="2"/>
          <table:table-cell office:value-type="string" calcext:value-type="string">
            <text:p>Cat6</text:p>
          </table:table-cell>
          <table:table-cell office:value-type="string" calcext:value-type="string">
            <text:p>Cat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nsors</text:p>
          </table:table-cell>
          <table:table-cell table:formula="of:=[Sensors_Incl_CO2.O22]" office:value-type="float" office:value="1269" calcext:value-type="float">
            <text:p>1269</text:p>
          </table:table-cell>
          <table:table-cell table:formula="of:=[.B2]" office:value-type="float" office:value="1269" calcext:value-type="float">
            <text:p>12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ghts</text:p>
          </table:table-cell>
          <table:table-cell table:formula="of:=[Lights.H22]" office:value-type="float" office:value="463" calcext:value-type="float">
            <text:p>463</text:p>
          </table:table-cell>
          <table:table-cell table:formula="of:=[.B3]" office:value-type="float" office:value="463" calcext:value-type="float">
            <text:p>4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utters</text:p>
          </table:table-cell>
          <table:table-cell table:formula="of:=[Shutters.H22]" office:value-type="float" office:value="139" calcext:value-type="float">
            <text:p>139</text:p>
          </table:table-cell>
          <table:table-cell table:formula="of:=[.B4]" office:value-type="float" office:value="139" calcext:value-type="float">
            <text:p>1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twork</text:p>
          </table:table-cell>
          <table:table-cell table:formula="of:=[Network.J22]" office:value-type="float" office:value="268" calcext:value-type="float">
            <text:p>268</text:p>
          </table:table-cell>
          <table:table-cell/>
          <table:table-cell table:formula="of:=[.B5]" office:value-type="float" office:value="268" calcext:value-type="float">
            <text:p>268</text:p>
          </table:table-cell>
          <table:table-cell table:number-columns-repeated="1020"/>
        </table:table-row>
        <table:table-row table:style-name="ro1">
          <table:table-cell/>
          <table:table-cell table:formula="of:=SUM([.B2:.B4])" office:value-type="float" office:value="1871" calcext:value-type="float">
            <text:p>1871</text:p>
          </table:table-cell>
          <table:table-cell table:formula="of:=SUM([.C2:.C5])" office:value-type="float" office:value="1871" calcext:value-type="float">
            <text:p>1871</text:p>
          </table:table-cell>
          <table:table-cell table:formula="of:=SUM([.D5])" office:value-type="float" office:value="268" calcext:value-type="float">
            <text:p>26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formula="of:=898.2*25" office:value-type="float" office:value="22455" calcext:value-type="float">
            <text:p>22455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8"/>
          <table:table-cell table:formula="of:=1100*25" office:value-type="float" office:value="27500" calcext:value-type="float">
            <text:p>27500</text:p>
          </table:table-cell>
          <table:table-cell table:number-columns-repeated="1015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8" table:style-name="ta4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7" table:default-cell-style-name="Default"/>
        <table:table-column table:style-name="co6" table:number-columns-repeated="4" table:default-cell-style-name="Default"/>
        <table:table-column table:style-name="co17" table:default-cell-style-name="Default"/>
        <table:table-column table:style-name="co6" table:number-columns-repeated="13" table:default-cell-style-name="Default"/>
        <table:table-row table:style-name="ro2">
          <table:table-cell/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106" calcext:value-type="float">
            <text:p>106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float" office:value="108" calcext:value-type="float">
            <text:p>108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float" office:value="201" calcext:value-type="float">
            <text:p>201</text:p>
          </table:table-cell>
          <table:table-cell table:style-name="ce5" office:value-type="float" office:value="202" calcext:value-type="float">
            <text:p>202</text:p>
          </table:table-cell>
          <table:table-cell table:style-name="ce5" office:value-type="float" office:value="203" calcext:value-type="float">
            <text:p>203</text:p>
          </table:table-cell>
          <table:table-cell table:style-name="ce5" office:value-type="float" office:value="204" calcext:value-type="float">
            <text:p>204</text:p>
          </table:table-cell>
          <table:table-cell table:style-name="ce5"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ala</text:p>
          </table:table-cell>
          <table:table-cell office:value-type="string" calcext:value-type="string">
            <text:p>denní místnost</text:p>
          </table:table-cell>
          <table:table-cell office:value-type="string" calcext:value-type="string">
            <text:p>Pracovna 1</text:p>
          </table:table-cell>
          <table:table-cell office:value-type="string" calcext:value-type="string">
            <text:p>chodba</text:p>
          </table:table-cell>
          <table:table-cell office:value-type="string" calcext:value-type="string">
            <text:p>Pokoj 1</text:p>
          </table:table-cell>
          <table:table-cell office:value-type="string" calcext:value-type="string">
            <text:p>Pokoj 2</text:p>
          </table:table-cell>
          <table:table-cell office:value-type="string" calcext:value-type="string">
            <text:p>Šatna</text:p>
          </table:table-cell>
          <table:table-cell office:value-type="string" calcext:value-type="string">
            <text:p>Ložnice</text:p>
          </table:table-cell>
          <table:table-cell office:value-type="string" calcext:value-type="string">
            <text:p>Koupelna II</text:p>
          </table:table-cell>
          <table:table-cell office:value-type="string" calcext:value-type="string">
            <text:p>Koupelna I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Dílna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Galerie</text:p>
          </table:table-cell>
          <table:table-cell office:value-type="string" calcext:value-type="string">
            <text:p>Pracovna 2</text:p>
          </table:table-cell>
          <table:table-cell office:value-type="string" calcext:value-type="string">
            <text:p>Šatna</text:p>
          </table:table-cell>
          <table:table-cell office:value-type="string" calcext:value-type="string">
            <text:p>koupelna</text:p>
          </table:table-cell>
          <table:table-cell office:value-type="string" calcext:value-type="string">
            <text:p>Technologie</text:p>
          </table:table-cell>
          <table:table-cell office:value-type="string" calcext:value-type="string">
            <text:p>Herna</text:p>
          </table:table-cell>
          <table:table-cell office:value-type="string" calcext:value-type="string">
            <text:p>Outdo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HT22</text:p>
          </table:table-cell>
          <table:table-cell table:formula="of:=&quot;ST&quot;&amp;[.B$1]&amp;&quot;1 + SH&quot;&amp;[.B$1]&amp;&quot;1&quot;" office:value-type="string" office:string-value="ST1011 + SH1011" calcext:value-type="string">
            <text:p>ST1011 + SH1011</text:p>
          </table:table-cell>
          <table:table-cell table:number-columns-repeated="2"/>
          <table:table-cell table:formula="of:=&quot;ST&quot;&amp;[.E$1]&amp;&quot;1 + SH&quot;&amp;[.E$1]&amp;&quot;1&quot;" office:value-type="string" office:string-value="ST1041 + SH1041" calcext:value-type="string">
            <text:p>ST1041 + SH1041</text:p>
          </table:table-cell>
          <table:table-cell table:number-columns-repeated="2"/>
          <table:table-cell table:formula="of:=&quot;ST&quot;&amp;[.H$1]&amp;&quot;1 + SH&quot;&amp;[.H$1]&amp;&quot;1&quot;" office:value-type="string" office:string-value="ST1071 + SH1071" calcext:value-type="string">
            <text:p>ST1071 + SH1071</text:p>
          </table:table-cell>
          <table:table-cell/>
          <table:table-cell table:formula="of:=&quot;ST&quot;&amp;[.J$1]&amp;&quot;1 + SH&quot;&amp;[.J$1]&amp;&quot;1&quot;" office:value-type="string" office:string-value="ST1091 + SH1091" calcext:value-type="string">
            <text:p>ST1091 + SH1091</text:p>
          </table:table-cell>
          <table:table-cell table:formula="of:=&quot;ST&quot;&amp;[.K$1]&amp;&quot;1 + SH&quot;&amp;[.K$1]&amp;&quot;1&quot;" office:value-type="string" office:string-value="ST1101 + SH1101" calcext:value-type="string">
            <text:p>ST1101 + SH1101</text:p>
          </table:table-cell>
          <table:table-cell table:formula="of:=&quot;ST&quot;&amp;[.L$1]&amp;&quot;1 + SH&quot;&amp;[.L$1]&amp;&quot;1&quot;" office:value-type="string" office:string-value="ST1111 + SH1111" calcext:value-type="string">
            <text:p>ST1111 + SH1111</text:p>
          </table:table-cell>
          <table:table-cell/>
          <table:table-cell table:formula="of:=&quot;ST&quot;&amp;[.N$1]&amp;&quot;1 + SH&quot;&amp;[.N$1]&amp;&quot;1&quot;" office:value-type="string" office:string-value="ST1131 + SH1131" calcext:value-type="string">
            <text:p>ST1131 + SH1131</text:p>
          </table:table-cell>
          <table:table-cell table:formula="of:=&quot;ST&quot;&amp;[.O$1]&amp;&quot;1 + SH&quot;&amp;[.O$1]&amp;&quot;1&quot;" office:value-type="string" office:string-value="ST2011 + SH2011" calcext:value-type="string">
            <text:p>ST2011 + SH2011</text:p>
          </table:table-cell>
          <table:table-cell/>
          <table:table-cell table:formula="of:=&quot;ST&quot;&amp;[.Q$1]&amp;&quot;1 + SH&quot;&amp;[.Q$1]&amp;&quot;1&quot;" office:value-type="string" office:string-value="ST2031 + SH2031" calcext:value-type="string">
            <text:p>ST2031 + SH2031</text:p>
          </table:table-cell>
          <table:table-cell table:formula="of:=&quot;ST&quot;&amp;[.R$1]&amp;&quot;1 + SH&quot;&amp;[.R$1]&amp;&quot;1&quot;" office:value-type="string" office:string-value="ST2041 + SH2041" calcext:value-type="string">
            <text:p>ST2041 + SH2041</text:p>
          </table:table-cell>
          <table:table-cell table:formula="of:=&quot;ST&quot;&amp;[.S$1]&amp;&quot;1 + SH&quot;&amp;[.S$1]&amp;&quot;1&quot;" office:value-type="string" office:string-value="ST2051 + SH2051" calcext:value-type="string">
            <text:p>ST2051 + SH2051</text:p>
          </table:table-cell>
          <table:table-cell/>
          <table:table-cell table:formula="of:=&quot;ST&quot;&amp;[.U$1]&amp;&quot;1 + SH&quot;&amp;[.U$1]&amp;&quot;1&quot;" office:value-type="string" office:string-value="ST0001 + SH0001" calcext:value-type="string">
            <text:p>ST0001 + SH0001</text:p>
          </table:table-cell>
          <table:table-cell/>
          <table:table-cell table:formula="of:=COUNTA([.B3:.U3])" office:value-type="float" office:value="12" calcext:value-type="float">
            <text:p>12</text:p>
          </table:table-cell>
        </table:table-row>
        <table:table-row table:style-name="ro2">
          <table:table-cell table:style-name="ce5" office:value-type="string" calcext:value-type="string">
            <text:p>HC-SR501</text:p>
          </table:table-cell>
          <table:table-cell table:formula="of:=&quot;SP&quot;&amp;[.B$1]&amp;&quot;1&quot;" office:value-type="string" office:string-value="SP1011" calcext:value-type="string">
            <text:p>SP1011</text:p>
          </table:table-cell>
          <table:table-cell table:formula="of:=&quot;SP&quot;&amp;[.C$1]&amp;&quot;1&quot;" office:value-type="string" office:string-value="SP1021" calcext:value-type="string">
            <text:p>SP1021</text:p>
          </table:table-cell>
          <table:table-cell table:formula="of:=&quot;SP&quot;&amp;[.D$1]&amp;&quot;1&quot;" office:value-type="string" office:string-value="SP1031" calcext:value-type="string">
            <text:p>SP1031</text:p>
          </table:table-cell>
          <table:table-cell table:formula="of:=&quot;SP&quot;&amp;[.E$1]&amp;&quot;1&quot;" office:value-type="string" office:string-value="SP1041" calcext:value-type="string">
            <text:p>SP1041</text:p>
          </table:table-cell>
          <table:table-cell table:formula="of:=&quot;SP&quot;&amp;[.F$1]&amp;&quot;1&quot;" office:value-type="string" office:string-value="SP1051" calcext:value-type="string">
            <text:p>SP1051</text:p>
          </table:table-cell>
          <table:table-cell table:formula="of:=&quot;SP&quot;&amp;[.G$1]&amp;&quot;1&quot;" office:value-type="string" office:string-value="SP1061" calcext:value-type="string">
            <text:p>SP1061</text:p>
          </table:table-cell>
          <table:table-cell table:formula="of:=&quot;SP&quot;&amp;[.H$1]&amp;&quot;1&quot;" office:value-type="string" office:string-value="SP1071" calcext:value-type="string">
            <text:p>SP1071</text:p>
          </table:table-cell>
          <table:table-cell table:formula="of:=&quot;SP&quot;&amp;[.I$1]&amp;&quot;1&quot;" office:value-type="string" office:string-value="SP1081" calcext:value-type="string">
            <text:p>SP1081</text:p>
          </table:table-cell>
          <table:table-cell table:formula="of:=&quot;SP&quot;&amp;[.J$1]&amp;&quot;1&quot;" office:value-type="string" office:string-value="SP1091" calcext:value-type="string">
            <text:p>SP1091</text:p>
          </table:table-cell>
          <table:table-cell table:formula="of:=&quot;SP&quot;&amp;[.K$1]&amp;&quot;1&quot;" office:value-type="string" office:string-value="SP1101" calcext:value-type="string">
            <text:p>SP1101</text:p>
          </table:table-cell>
          <table:table-cell table:formula="of:=&quot;SP&quot;&amp;[.L$1]&amp;&quot;1&quot;" office:value-type="string" office:string-value="SP1111" calcext:value-type="string">
            <text:p>SP1111</text:p>
          </table:table-cell>
          <table:table-cell table:formula="of:=&quot;SP&quot;&amp;[.M$1]&amp;&quot;1&quot;" office:value-type="string" office:string-value="SP1121" calcext:value-type="string">
            <text:p>SP1121</text:p>
          </table:table-cell>
          <table:table-cell table:formula="of:=&quot;SP&quot;&amp;[.N$1]&amp;&quot;1&quot;" office:value-type="string" office:string-value="SP1131" calcext:value-type="string">
            <text:p>SP1131</text:p>
          </table:table-cell>
          <table:table-cell table:formula="of:=&quot;SP&quot;&amp;[.O$1]&amp;&quot;1&quot;" office:value-type="string" office:string-value="SP2011" calcext:value-type="string">
            <text:p>SP2011</text:p>
          </table:table-cell>
          <table:table-cell table:formula="of:=&quot;SP&quot;&amp;[.P$1]&amp;&quot;1&quot;" office:value-type="string" office:string-value="SP2021" calcext:value-type="string">
            <text:p>SP2021</text:p>
          </table:table-cell>
          <table:table-cell table:formula="of:=&quot;SP&quot;&amp;[.Q$1]&amp;&quot;1&quot;" office:value-type="string" office:string-value="SP2031" calcext:value-type="string">
            <text:p>SP2031</text:p>
          </table:table-cell>
          <table:table-cell table:formula="of:=&quot;SP&quot;&amp;[.R$1]&amp;&quot;1&quot;" office:value-type="string" office:string-value="SP2041" calcext:value-type="string">
            <text:p>SP2041</text:p>
          </table:table-cell>
          <table:table-cell table:formula="of:=&quot;SP&quot;&amp;[.S$1]&amp;&quot;1&quot;" office:value-type="string" office:string-value="SP2051" calcext:value-type="string">
            <text:p>SP2051</text:p>
          </table:table-cell>
          <table:table-cell table:formula="of:=&quot;SP&quot;&amp;[.T$1]&amp;&quot;1&quot;" office:value-type="string" office:string-value="SP2061" calcext:value-type="string">
            <text:p>SP2061</text:p>
          </table:table-cell>
          <table:table-cell table:formula="of:=&quot;SP&quot;&amp;[.U$1]&amp;&quot;1&quot;" office:value-type="string" office:string-value="SP0001" calcext:value-type="string">
            <text:p>SP0001</text:p>
          </table:table-cell>
          <table:table-cell/>
          <table:table-cell table:formula="of:=COUNTA([.B4:.U4])" office:value-type="float" office:value="20" calcext:value-type="float">
            <text:p>20</text:p>
          </table:table-cell>
        </table:table-row>
        <table:table-row table:style-name="ro2">
          <table:table-cell table:style-name="ce5" office:value-type="string" calcext:value-type="string">
            <text:p>HC-SR501</text:p>
          </table:table-cell>
          <table:table-cell/>
          <table:table-cell table:formula="of:=&quot;SP&quot;&amp;[.C$1]&amp;&quot;2&quot;" office:value-type="string" office:string-value="SP1022" calcext:value-type="string">
            <text:p>SP1022</text:p>
          </table:table-cell>
          <table:table-cell table:number-columns-repeated="17"/>
          <table:table-cell table:style-name="ce6" table:formula="of:=&quot;SP&quot;&amp;[.U$1]&amp;&quot;2&quot;" office:value-type="string" office:string-value="SP0002" calcext:value-type="string">
            <text:p>SP0002</text:p>
          </table:table-cell>
          <table:table-cell/>
          <table:table-cell table:formula="of:=COUNTA([.B5:.U5])" office:value-type="float" office:value="2" calcext:value-type="float">
            <text:p>2</text:p>
          </table:table-cell>
        </table:table-row>
        <table:table-row table:style-name="ro2">
          <table:table-cell table:style-name="ce5" office:value-type="string" calcext:value-type="string">
            <text:p>DS18B20 3m</text:p>
          </table:table-cell>
          <table:table-cell table:formula="of:=&quot;SF&quot;&amp;[.B$1]&amp;&quot;1&quot;" office:value-type="string" office:string-value="SF1011" calcext:value-type="string">
            <text:p>SF1011</text:p>
          </table:table-cell>
          <table:table-cell table:formula="of:=&quot;SF&quot;&amp;[.C$1]&amp;&quot;1&quot;" office:value-type="string" office:string-value="SF1021" calcext:value-type="string">
            <text:p>SF1021</text:p>
          </table:table-cell>
          <table:table-cell table:formula="of:=&quot;SF&quot;&amp;[.D$1]&amp;&quot;1&quot;" office:value-type="string" office:string-value="SF1031" calcext:value-type="string">
            <text:p>SF1031</text:p>
          </table:table-cell>
          <table:table-cell/>
          <table:table-cell table:formula="of:=&quot;SF&quot;&amp;[.F$1]&amp;&quot;1&quot;" office:value-type="string" office:string-value="SF1051" calcext:value-type="string">
            <text:p>SF1051</text:p>
          </table:table-cell>
          <table:table-cell table:formula="of:=&quot;SF&quot;&amp;[.G$1]&amp;&quot;1&quot;" office:value-type="string" office:string-value="SF1061" calcext:value-type="string">
            <text:p>SF1061</text:p>
          </table:table-cell>
          <table:table-cell/>
          <table:table-cell table:formula="of:=&quot;SF&quot;&amp;[.I$1]&amp;&quot;1&quot;" office:value-type="string" office:string-value="SF1081" calcext:value-type="string">
            <text:p>SF1081</text:p>
          </table:table-cell>
          <table:table-cell table:formula="of:=&quot;SF&quot;&amp;[.J$1]&amp;&quot;1&quot;" office:value-type="string" office:string-value="SF1091" calcext:value-type="string">
            <text:p>SF1091</text:p>
          </table:table-cell>
          <table:table-cell table:formula="of:=&quot;SF&quot;&amp;[.K$1]&amp;&quot;1&quot;" office:value-type="string" office:string-value="SF1101" calcext:value-type="string">
            <text:p>SF1101</text:p>
          </table:table-cell>
          <table:table-cell table:formula="of:=&quot;SF&quot;&amp;[.L$1]&amp;&quot;1&quot;" office:value-type="string" office:string-value="SF1111" calcext:value-type="string">
            <text:p>SF1111</text:p>
          </table:table-cell>
          <table:table-cell table:number-columns-repeated="5"/>
          <table:table-cell table:formula="of:=&quot;SF&quot;&amp;[.R$1]&amp;&quot;1&quot;" office:value-type="string" office:string-value="SF2041" calcext:value-type="string">
            <text:p>SF2041</text:p>
          </table:table-cell>
          <table:table-cell table:number-columns-repeated="2"/>
          <table:table-cell table:style-name="ce6"/>
          <table:table-cell/>
          <table:table-cell table:formula="of:=COUNTA([.B6:.U6])" office:value-type="float" office:value="10" calcext:value-type="float">
            <text:p>10</text:p>
          </table:table-cell>
        </table:table-row>
        <table:table-row table:style-name="ro2">
          <table:table-cell table:style-name="ce5" office:value-type="string" calcext:value-type="string">
            <text:p>DS18B20 5m</text:p>
          </table:table-cell>
          <table:table-cell/>
          <table:table-cell table:formula="of:=&quot;SF&quot;&amp;[.C$1]&amp;&quot;2&quot;" office:value-type="string" office:string-value="SF1022" calcext:value-type="string">
            <text:p>SF1022</text:p>
          </table:table-cell>
          <table:table-cell table:number-columns-repeated="12"/>
          <table:table-cell table:formula="of:=&quot;SF&quot;&amp;[.P$1]&amp;&quot;1&quot;" office:value-type="string" office:string-value="SF2021" calcext:value-type="string">
            <text:p>SF2021</text:p>
          </table:table-cell>
          <table:table-cell table:number-columns-repeated="3"/>
          <table:table-cell table:formula="of:=&quot;SF&quot;&amp;[.T$1]&amp;&quot;1&quot;" office:value-type="string" office:string-value="SF2061" calcext:value-type="string">
            <text:p>SF2061</text:p>
          </table:table-cell>
          <table:table-cell table:number-columns-repeated="2"/>
          <table:table-cell table:formula="of:=COUNTA([.B7:.U7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TSL2591</text:p>
          </table:table-cell>
          <table:table-cell/>
          <table:table-cell table:formula="of:=&quot;SL&quot;&amp;[.C$1]&amp;&quot;1&quot;" office:value-type="string" office:string-value="SL1021" calcext:value-type="string">
            <text:p>SL1021</text:p>
          </table:table-cell>
          <table:table-cell table:formula="of:=&quot;SL&quot;&amp;[.D$1]&amp;&quot;1&quot;" office:value-type="string" office:string-value="SL1031" calcext:value-type="string">
            <text:p>SL1031</text:p>
          </table:table-cell>
          <table:table-cell/>
          <table:table-cell table:formula="of:=&quot;SL&quot;&amp;[.F$1]&amp;&quot;1&quot;" office:value-type="string" office:string-value="SL1051" calcext:value-type="string">
            <text:p>SL1051</text:p>
          </table:table-cell>
          <table:table-cell table:formula="of:=&quot;SL&quot;&amp;[.G$1]&amp;&quot;1&quot;" office:value-type="string" office:string-value="SL1061" calcext:value-type="string">
            <text:p>SL1061</text:p>
          </table:table-cell>
          <table:table-cell/>
          <table:table-cell table:formula="of:=&quot;SL&quot;&amp;[.I$1]&amp;&quot;1&quot;" office:value-type="string" office:string-value="SL1081" calcext:value-type="string">
            <text:p>SL1081</text:p>
          </table:table-cell>
          <table:table-cell table:number-columns-repeated="6"/>
          <table:table-cell table:formula="of:=&quot;SL&quot;&amp;[.P$1]&amp;&quot;1&quot;" office:value-type="string" office:string-value="SL2021" calcext:value-type="string">
            <text:p>SL2021</text:p>
          </table:table-cell>
          <table:table-cell table:number-columns-repeated="3"/>
          <table:table-cell table:formula="of:=&quot;SL&quot;&amp;[.T$1]&amp;&quot;1&quot;" office:value-type="string" office:string-value="SL2061" calcext:value-type="string">
            <text:p>SL2061</text:p>
          </table:table-cell>
          <table:table-cell table:formula="of:=&quot;SL&quot;&amp;[.U$1]&amp;&quot;1&quot;" office:value-type="string" office:string-value="SL0001" calcext:value-type="string">
            <text:p>SL0001</text:p>
          </table:table-cell>
          <table:table-cell/>
          <table:table-cell table:formula="of:=COUNTA([.B8:.U8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TSL2591</text:p>
          </table:table-cell>
          <table:table-cell/>
          <table:table-cell table:formula="of:=&quot;SL&quot;&amp;[.C$1]&amp;&quot;2&quot;" office:value-type="string" office:string-value="SL1022" calcext:value-type="string">
            <text:p>SL1022</text:p>
          </table:table-cell>
          <table:table-cell table:number-columns-repeated="17"/>
          <table:table-cell table:formula="of:=&quot;SL&quot;&amp;[.U$1]&amp;&quot;2&quot;" office:value-type="string" office:string-value="SL0002" calcext:value-type="string">
            <text:p>SL0002</text:p>
          </table:table-cell>
          <table:table-cell/>
          <table:table-cell table:formula="of:=COUNTA([.B9:.U9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TSL2591</text:p>
          </table:table-cell>
          <table:table-cell table:number-columns-repeated="19"/>
          <table:table-cell table:formula="of:=&quot;SL&quot;&amp;[.U$1]&amp;&quot;3&quot;" office:value-type="string" office:string-value="SL0003" calcext:value-type="string">
            <text:p>SL0003</text:p>
          </table:table-cell>
          <table:table-cell/>
          <table:table-cell table:formula="of:=COUNTA([.B10:.U10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SL2591</text:p>
          </table:table-cell>
          <table:table-cell table:number-columns-repeated="19"/>
          <table:table-cell table:formula="of:=&quot;SL&quot;&amp;[.U$1]&amp;&quot;4&quot;" office:value-type="string" office:string-value="SL0004" calcext:value-type="string">
            <text:p>SL0004</text:p>
          </table:table-cell>
          <table:table-cell/>
          <table:table-cell table:formula="of:=COUNTA([.B11:.U11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SL2591</text:p>
          </table:table-cell>
          <table:table-cell table:number-columns-repeated="19"/>
          <table:table-cell table:formula="of:=&quot;SL&quot;&amp;[.U$1]&amp;&quot;5&quot;" office:value-type="string" office:string-value="SL0005" calcext:value-type="string">
            <text:p>SL0005</text:p>
          </table:table-cell>
          <table:table-cell/>
          <table:table-cell table:formula="of:=COUNTA([.B12:.U12])" office:value-type="float" office:value="1" calcext:value-type="float">
            <text:p>1</text:p>
          </table:table-cell>
        </table:table-row>
        <table:table-row table:style-name="ro2">
          <table:table-cell table:style-name="ce5" office:value-type="string" calcext:value-type="string">
            <text:p>Magnetic door sensor</text:p>
          </table:table-cell>
          <table:table-cell table:formula="of:=&quot;SD&quot;&amp;[.B$1]&amp;&quot;1&quot;" office:value-type="string" office:string-value="SD1011" calcext:value-type="string">
            <text:p>SD1011</text:p>
          </table:table-cell>
          <table:table-cell table:formula="of:=&quot;SD&quot;&amp;[.C$1]&amp;&quot;1&quot;" office:value-type="string" office:string-value="SD1021" calcext:value-type="string">
            <text:p>SD1021</text:p>
          </table:table-cell>
          <table:table-cell table:formula="of:=&quot;SD&quot;&amp;[.D$1]&amp;&quot;1&quot;" office:value-type="string" office:string-value="SD1031" calcext:value-type="string">
            <text:p>SD1031</text:p>
          </table:table-cell>
          <table:table-cell/>
          <table:table-cell table:formula="of:=&quot;SD&quot;&amp;[.F$1]&amp;&quot;1&quot;" office:value-type="string" office:string-value="SD1051" calcext:value-type="string">
            <text:p>SD1051</text:p>
          </table:table-cell>
          <table:table-cell table:formula="of:=&quot;SD&quot;&amp;[.G$1]&amp;&quot;1&quot;" office:value-type="string" office:string-value="SD1061" calcext:value-type="string">
            <text:p>SD1061</text:p>
          </table:table-cell>
          <table:table-cell/>
          <table:table-cell table:formula="of:=&quot;SD&quot;&amp;[.I$1]&amp;&quot;1&quot;" office:value-type="string" office:string-value="SD1081" calcext:value-type="string">
            <text:p>SD1081</text:p>
          </table:table-cell>
          <table:table-cell/>
          <table:table-cell table:formula="of:=&quot;SD&quot;&amp;[.K$1]&amp;&quot;1&quot;" office:value-type="string" office:string-value="SD1101" calcext:value-type="string">
            <text:p>SD1101</text:p>
          </table:table-cell>
          <table:table-cell/>
          <table:table-cell table:formula="of:=&quot;SD&quot;&amp;[.M$1]&amp;&quot;1&quot;" office:value-type="string" office:string-value="SD1121" calcext:value-type="string">
            <text:p>SD1121</text:p>
          </table:table-cell>
          <table:table-cell table:formula="of:=&quot;SD&quot;&amp;[.N$1]&amp;&quot;1&quot;" office:value-type="string" office:string-value="SD1131" calcext:value-type="string">
            <text:p>SD1131</text:p>
          </table:table-cell>
          <table:table-cell/>
          <table:table-cell table:formula="of:=&quot;SD&quot;&amp;[.P$1]&amp;&quot;1&quot;" office:value-type="string" office:string-value="SD2021" calcext:value-type="string">
            <text:p>SD2021</text:p>
          </table:table-cell>
          <table:table-cell table:number-columns-repeated="3"/>
          <table:table-cell table:formula="of:=&quot;SD&quot;&amp;[.T$1]&amp;&quot;1&quot;" office:value-type="string" office:string-value="SD2061" calcext:value-type="string">
            <text:p>SD2061</text:p>
          </table:table-cell>
          <table:table-cell table:number-columns-repeated="2"/>
          <table:table-cell table:formula="of:=COUNTA([.B13:.U13])" office:value-type="float" office:value="11" calcext:value-type="float">
            <text:p>11</text:p>
          </table:table-cell>
        </table:table-row>
        <table:table-row table:style-name="ro2">
          <table:table-cell table:style-name="ce5" office:value-type="string" calcext:value-type="string">
            <text:p>Magnetic door sensor</text:p>
          </table:table-cell>
          <table:table-cell/>
          <table:table-cell table:formula="of:=&quot;SD&quot;&amp;[.C$1]&amp;&quot;2&quot;" office:value-type="string" office:string-value="SD1022" calcext:value-type="string">
            <text:p>SD1022</text:p>
          </table:table-cell>
          <table:table-cell table:formula="of:=&quot;SD&quot;&amp;[.D$1]&amp;&quot;2&quot;" office:value-type="string" office:string-value="SD1032" calcext:value-type="string">
            <text:p>SD1032</text:p>
          </table:table-cell>
          <table:table-cell/>
          <table:table-cell table:formula="of:=&quot;SD&quot;&amp;[.F$1]&amp;&quot;2&quot;" office:value-type="string" office:string-value="SD1052" calcext:value-type="string">
            <text:p>SD1052</text:p>
          </table:table-cell>
          <table:table-cell table:formula="of:=&quot;SD&quot;&amp;[.G$1]&amp;&quot;2&quot;" office:value-type="string" office:string-value="SD1062" calcext:value-type="string">
            <text:p>SD1062</text:p>
          </table:table-cell>
          <table:table-cell/>
          <table:table-cell table:formula="of:=&quot;SD&quot;&amp;[.I$1]&amp;&quot;2&quot;" office:value-type="string" office:string-value="SD1082" calcext:value-type="string">
            <text:p>SD1082</text:p>
          </table:table-cell>
          <table:table-cell table:number-columns-repeated="6"/>
          <table:table-cell table:formula="of:=&quot;SD&quot;&amp;[.P$1]&amp;&quot;2&quot;" office:value-type="string" office:string-value="SD2022" calcext:value-type="string">
            <text:p>SD2022</text:p>
          </table:table-cell>
          <table:table-cell table:number-columns-repeated="3"/>
          <table:table-cell table:formula="of:=&quot;SD&quot;&amp;[.T$1]&amp;&quot;2&quot;" office:value-type="string" office:string-value="SD2062" calcext:value-type="string">
            <text:p>SD2062</text:p>
          </table:table-cell>
          <table:table-cell table:number-columns-repeated="2"/>
          <table:table-cell table:formula="of:=COUNTA([.B14:.U14])" office:value-type="float" office:value="7" calcext:value-type="float">
            <text:p>7</text:p>
          </table:table-cell>
        </table:table-row>
        <table:table-row table:style-name="ro2">
          <table:table-cell table:style-name="ce5" office:value-type="string" calcext:value-type="string">
            <text:p>Magnetic door sensor</text:p>
          </table:table-cell>
          <table:table-cell table:style-name="ce5"/>
          <table:table-cell table:formula="of:=&quot;SD&quot;&amp;[.C$1]&amp;&quot;3&quot;" office:value-type="string" office:string-value="SD1023" calcext:value-type="string">
            <text:p>SD1023</text:p>
          </table:table-cell>
          <table:table-cell table:number-columns-repeated="19"/>
          <table:table-cell table:formula="of:=COUNTA([.B15:.U15])" office:value-type="float" office:value="1" calcext:value-type="float">
            <text:p>1</text:p>
          </table:table-cell>
        </table:table-row>
        <table:table-row table:style-name="ro2">
          <table:table-cell table:style-name="ce5" office:value-type="string" calcext:value-type="string">
            <text:p>SCD41</text:p>
          </table:table-cell>
          <table:table-cell/>
          <table:table-cell table:formula="of:=&quot;ST&quot;&amp;[.C$1]&amp;&quot;1 + SH&quot;&amp;[.C$1]&amp;&quot;1 + SA&quot;&amp;[.C$1]&amp;&quot;1&quot;" office:value-type="string" office:string-value="ST1021 + SH1021 + SA1021" calcext:value-type="string">
            <text:p>ST1021 + SH1021 + SA1021</text:p>
          </table:table-cell>
          <table:table-cell table:formula="of:=&quot;ST&quot;&amp;[.D$1]&amp;&quot;1 + SH&quot;&amp;[.D$1]&amp;&quot;1 + SA&quot;&amp;[.D$1]&amp;&quot;1&quot;" office:value-type="string" office:string-value="ST1031 + SH1031 + SA1031" calcext:value-type="string">
            <text:p>ST1031 + SH1031 + SA1031</text:p>
          </table:table-cell>
          <table:table-cell/>
          <table:table-cell table:formula="of:=&quot;ST&quot;&amp;[.F$1]&amp;&quot;1 + SH&quot;&amp;[.F$1]&amp;&quot;1 + SA&quot;&amp;[.F$1]&amp;&quot;1&quot;" office:value-type="string" office:string-value="ST1051 + SH1051 + SA1051" calcext:value-type="string">
            <text:p>ST1051 + SH1051 + SA1051</text:p>
          </table:table-cell>
          <table:table-cell table:formula="of:=&quot;ST&quot;&amp;[.G$1]&amp;&quot;1 + SH&quot;&amp;[.G$1]&amp;&quot;1 + SA&quot;&amp;[.G$1]&amp;&quot;1&quot;" office:value-type="string" office:string-value="ST1061 + SH1061 + SA1061" calcext:value-type="string">
            <text:p>ST1061 + SH1061 + SA1061</text:p>
          </table:table-cell>
          <table:table-cell/>
          <table:table-cell table:formula="of:=&quot;ST&quot;&amp;[.I$1]&amp;&quot;1 + SH&quot;&amp;[.I$1]&amp;&quot;1 + SA&quot;&amp;[.I$1]&amp;&quot;1&quot;" office:value-type="string" office:string-value="ST1081 + SH1081 + SA1081" calcext:value-type="string">
            <text:p>ST1081 + SH1081 + SA1081</text:p>
          </table:table-cell>
          <table:table-cell table:number-columns-repeated="3"/>
          <table:table-cell table:formula="of:=&quot;ST&quot;&amp;[.M$1]&amp;&quot;1 + SH&quot;&amp;[.M$1]&amp;&quot;1 + SA&quot;&amp;[.M$1]&amp;&quot;1&quot;" office:value-type="string" office:string-value="ST1121 + SH1121 + SA1121" calcext:value-type="string">
            <text:p>ST1121 + SH1121 + SA1121</text:p>
          </table:table-cell>
          <table:table-cell table:number-columns-repeated="2"/>
          <table:table-cell table:formula="of:=&quot;ST&quot;&amp;[.P$1]&amp;&quot;1 + SH&quot;&amp;[.P$1]&amp;&quot;1 + SA&quot;&amp;[.P$1]&amp;&quot;1&quot;" office:value-type="string" office:string-value="ST2021 + SH2021 + SA2021" calcext:value-type="string">
            <text:p>ST2021 + SH2021 + SA2021</text:p>
          </table:table-cell>
          <table:table-cell table:number-columns-repeated="3"/>
          <table:table-cell table:formula="of:=&quot;ST&quot;&amp;[.T$1]&amp;&quot;1 + SH&quot;&amp;[.T$1]&amp;&quot;1 + SA&quot;&amp;[.T$1]&amp;&quot;1&quot;" office:value-type="string" office:string-value="ST2061 + SH2061 + SA2061" calcext:value-type="string">
            <text:p>ST2061 + SH2061 + SA2061</text:p>
          </table:table-cell>
          <table:table-cell table:number-columns-repeated="2"/>
          <table:table-cell table:formula="of:=COUNTA([.B16:.U16])" office:value-type="float" office:value="8" calcext:value-type="float">
            <text:p>8</text:p>
          </table:table-cell>
        </table:table-row>
        <table:table-row table:style-name="ro2">
          <table:table-cell table:style-name="ce5" office:value-type="string" calcext:value-type="string">
            <text:p>SCD41</text:p>
          </table:table-cell>
          <table:table-cell table:style-name="ce5"/>
          <table:table-cell table:formula="of:=&quot;ST&quot;&amp;[.C$1]&amp;&quot;2 + SH&quot;&amp;[.C$1]&amp;&quot;2 + SA&quot;&amp;[.C$1]&amp;&quot;2&quot;" office:value-type="string" office:string-value="ST1022 + SH1022 + SA1022" calcext:value-type="string">
            <text:p>ST1022 + SH1022 + SA1022</text:p>
          </table:table-cell>
          <table:table-cell table:number-columns-repeated="19"/>
          <table:table-cell table:formula="of:=COUNTA([.B17:.U17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hutters</text:p>
          </table:table-cell>
          <table:table-cell table:formula="of:=&quot;S&quot;&amp;[.B$1]&amp;&quot;1&quot;" office:value-type="string" office:string-value="S1011" calcext:value-type="string">
            <text:p>S1011</text:p>
          </table:table-cell>
          <table:table-cell table:formula="of:=&quot;S&quot;&amp;[.C$1]&amp;&quot;1&quot;" office:value-type="string" office:string-value="S1021" calcext:value-type="string">
            <text:p>S1021</text:p>
          </table:table-cell>
          <table:table-cell table:formula="of:=&quot;S&quot;&amp;[.D$1]&amp;&quot;1&quot;" office:value-type="string" office:string-value="S1031" calcext:value-type="string">
            <text:p>S1031</text:p>
          </table:table-cell>
          <table:table-cell/>
          <table:table-cell table:formula="of:=&quot;S&quot;&amp;[.F$1]&amp;&quot;1&quot;" office:value-type="string" office:string-value="S1051" calcext:value-type="string">
            <text:p>S1051</text:p>
          </table:table-cell>
          <table:table-cell table:formula="of:=&quot;S&quot;&amp;[.G$1]&amp;&quot;1&quot;" office:value-type="string" office:string-value="S1061" calcext:value-type="string">
            <text:p>S1061</text:p>
          </table:table-cell>
          <table:table-cell/>
          <table:table-cell table:formula="of:=&quot;S&quot;&amp;[.I$1]&amp;&quot;1&quot;" office:value-type="string" office:string-value="S1081" calcext:value-type="string">
            <text:p>S1081</text:p>
          </table:table-cell>
          <table:table-cell table:number-columns-repeated="6"/>
          <table:table-cell table:formula="of:=&quot;S&quot;&amp;[.P$1]&amp;&quot;1&quot;" office:value-type="string" office:string-value="S2021" calcext:value-type="string">
            <text:p>S2021</text:p>
          </table:table-cell>
          <table:table-cell table:number-columns-repeated="3"/>
          <table:table-cell table:formula="of:=&quot;S&quot;&amp;[.T$1]&amp;&quot;1&quot;" office:value-type="string" office:string-value="S2061" calcext:value-type="string">
            <text:p>S2061</text:p>
          </table:table-cell>
          <table:table-cell table:number-columns-repeated="2"/>
          <table:table-cell table:formula="of:=COUNTA([.B18:.U18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Shutters</text:p>
          </table:table-cell>
          <table:table-cell table:style-name="ce5"/>
          <table:table-cell table:formula="of:=&quot;S&quot;&amp;[.C$1]&amp;&quot;2&quot;" office:value-type="string" office:string-value="S1022" calcext:value-type="string">
            <text:p>S1022</text:p>
          </table:table-cell>
          <table:table-cell table:style-name="ce5"/>
          <table:table-cell table:number-columns-repeated="19"/>
        </table:table-row>
        <table:table-row table:style-name="ro2">
          <table:table-cell office:value-type="string" calcext:value-type="string">
            <text:p>Lights</text:p>
          </table:table-cell>
          <table:table-cell table:style-name="ce5" table:number-columns-repeated="4"/>
          <table:table-cell table:number-columns-repeated="18"/>
        </table:table-row>
        <table:table-row table:style-name="ro2" table:number-rows-repeated="7">
          <table:table-cell/>
          <table:table-cell table:style-name="ce5" table:number-columns-repeated="4"/>
          <table:table-cell table:number-columns-repeated="18"/>
        </table:table-row>
        <table:table-row table:style-name="ro2">
          <table:table-cell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Room</text:p>
          </table:table-cell>
          <table:table-cell table:style-name="ce5" office:value-type="string" calcext:value-type="string">
            <text:p>shutter button</text:p>
          </table:table-cell>
          <table:table-cell table:style-name="ce5"/>
          <table:table-cell table:number-columns-repeated="18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style-name="ce5" office:value-type="string" calcext:value-type="string">
            <text:p>hala</text:p>
          </table:table-cell>
          <table:table-cell table:style-name="ce5" table:number-columns-repeated="2"/>
          <table:table-cell table:number-columns-repeated="18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style-name="ce5" office:value-type="string" calcext:value-type="string">
            <text:p>denní místnost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number-columns-repeated="18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Pracovna 1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number-columns-repeated="18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chodba</text:p>
          </table:table-cell>
          <table:table-cell/>
          <table:table-cell table:style-name="ce5"/>
          <table:table-cell table:number-columns-repeated="18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Pokoj 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Pokoj 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Šatna</text:p>
          </table:table-cell>
          <table:table-cell table:number-columns-repeated="20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Ložnice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Koupelna II</text:p>
          </table:table-cell>
          <table:table-cell table:number-columns-repeated="20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Koupelna I</text:p>
          </table:table-cell>
          <table:table-cell table:number-columns-repeated="20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WC</text:p>
          </table:table-cell>
          <table:table-cell table:number-columns-repeated="20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Dílna</text:p>
          </table:table-cell>
          <table:table-cell table:number-columns-repeated="20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Sklad</text:p>
          </table:table-cell>
          <table:table-cell table:number-columns-repeated="20"/>
        </table:table-row>
        <table:table-row table:style-name="ro2"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Galerie</text:p>
          </table:table-cell>
          <table:table-cell table:number-columns-repeated="20"/>
        </table:table-row>
        <table:table-row table:style-name="ro2">
          <table:table-cell/>
          <table:table-cell office:value-type="float" office:value="202" calcext:value-type="float">
            <text:p>202</text:p>
          </table:table-cell>
          <table:table-cell office:value-type="string" calcext:value-type="string">
            <text:p>Pracovna 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Šatna</text:p>
          </table:table-cell>
          <table:table-cell table:number-columns-repeated="20"/>
        </table:table-row>
        <table:table-row table:style-name="ro2"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koupelna</text:p>
          </table:table-cell>
          <table:table-cell table:number-columns-repeated="20"/>
        </table:table-row>
        <table:table-row table:style-name="ro2"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Technologie</text:p>
          </table:table-cell>
          <table:table-cell table:number-columns-repeated="20"/>
        </table:table-row>
        <table:table-row table:style-name="ro2"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Herna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table:number-columns-repeated="20"/>
        </table:table-row>
      </table:table>
      <table:named-expressions/>
      <table:database-ranges>
        <table:database-range table:name="__Anonymous_Sheet_DB__1" table:target-range-address="Sensors_Incl_CO2.A1:Sensors_Incl_CO2.M26" table:display-filter-buttons="true">
          <table:filter>
            <table:filter-and>
              <table:filter-condition table:value="" table:operator="=" table:field-number="0">
                <table:filter-set-item table:value=""/>
                <table:filter-set-item table:value="000"/>
                <table:filter-set-item table:value="101"/>
                <table:filter-set-item table:value="102"/>
                <table:filter-set-item table:value="103"/>
                <table:filter-set-item table:value="104"/>
                <table:filter-set-item table:value="105"/>
                <table:filter-set-item table:value="106"/>
                <table:filter-set-item table:value="107"/>
                <table:filter-set-item table:value="108"/>
                <table:filter-set-item table:value="109"/>
                <table:filter-set-item table:value="110"/>
                <table:filter-set-item table:value="111"/>
                <table:filter-set-item table:value="201"/>
                <table:filter-set-item table:value="202"/>
                <table:filter-set-item table:value="203"/>
                <table:filter-set-item table:value="204"/>
                <table:filter-set-item table:value="205"/>
                <table:filter-set-item table:value="206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8">00/00/0000</text:date>, <text:time style:data-style-name="N2" text:time-value="00:12:40.6487382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4-02-19T21:06:39Z</meta:creation-date>
    <dc:date>2025-02-28T00:57:46.903783919</dc:date>
    <meta:editing-cycles>8</meta:editing-cycles>
    <meta:editing-duration>P1DT1H1M20S</meta:editing-duration>
    <meta:document-statistic meta:table-count="9" meta:cell-count="1228" meta:object-count="0"/>
  </office:meta>
</office:document-meta>
</file>